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urier, 'Courier New'" svg:font-family="Courier, 'Courier New'" style:font-family-generic="moder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border="0.0034in solid #000000" fo:padding="0.0138in" style:shadow="none"/>
      <style:text-properties fo:font-style="italic" style:font-style-asian="italic" style:font-style-complex="italic" fo:language="es" fo:country="ES"/>
    </style:style>
    <style:style style:name="T15" style:parent-style-name="Fuentedepárrafopredeter." style:family="text">
      <style:text-properties fo:language="es" fo:country="ES"/>
    </style:style>
    <style:style style:name="T16" style:parent-style-name="Fuentedepárrafopredeter." style:family="text">
      <style:text-properties fo:language="es" fo:country="ES"/>
    </style:style>
    <style:style style:name="T17" style:parent-style-name="Fuentedepárrafopredeter." style:family="text">
      <style:text-properties fo:language="es" fo:country="ES"/>
    </style:style>
    <style:style style:name="T18" style:parent-style-name="Fuentedepárrafopredeter." style:family="text">
      <style:text-properties fo:language="es" fo:country="ES"/>
    </style:style>
    <style:style style:name="T19" style:parent-style-name="Fuentedepárrafopredeter." style:family="text">
      <style:text-properties fo:language="es" fo:country="ES"/>
    </style:style>
    <style:style style:name="T20" style:parent-style-name="Fuentedepárrafopredeter." style:family="text">
      <style:text-properties fo:language="es" fo:country="ES"/>
    </style:style>
    <style:style style:name="T21" style:parent-style-name="Fuentedepárrafopredeter." style:family="text">
      <style:text-properties fo:language="es" fo:country="ES"/>
    </style:style>
    <style:style style:name="T22" style:parent-style-name="Fuentedepárrafopredeter." style:family="text">
      <style:text-properties fo:language="es" fo:country="ES"/>
    </style:style>
    <style:style style:name="T23" style:parent-style-name="Fuentedepárrafopredeter." style:family="text">
      <style:text-properties fo:language="es" fo:country="ES"/>
    </style:style>
    <style:style style:name="T24" style:parent-style-name="Fuentedepárrafopredeter." style:family="text">
      <style:text-properties fo:language="es" fo:country="ES"/>
    </style:style>
    <style:style style:name="T25" style:parent-style-name="Fuentedepárrafopredeter." style:family="text">
      <style:text-properties fo:font-style="italic" style:font-style-asian="italic" style:font-style-complex="italic" fo:language="es" fo:country="ES"/>
    </style:style>
    <style:style style:name="T26" style:parent-style-name="Fuentedepárrafopredeter." style:family="text">
      <style:text-properties fo:font-style="italic" style:font-style-asian="italic" style:font-style-complex="italic" fo:language="es" fo:country="ES"/>
    </style:style>
    <style:style style:name="T27" style:parent-style-name="Fuentedepárrafopredeter." style:family="text">
      <style:text-properties fo:language="es" fo:country="ES"/>
    </style:style>
    <style:style style:name="T28" style:parent-style-name="Fuentedepárrafopredeter." style:family="text">
      <style:text-properties fo:language="es" fo:country="ES"/>
    </style:style>
    <style:style style:name="T29" style:parent-style-name="Fuentedepárrafopredeter." style:family="text">
      <style:text-properties fo:language="es" fo:country="ES"/>
    </style:style>
    <style:style style:name="P30" style:parent-style-name="Listeànuméros2" style:family="paragraph"/>
    <style:style style:name="T31" style:parent-style-name="Fuentedepárrafopredeter." style:family="text">
      <style:text-properties fo:language="es" fo:country="ES"/>
    </style:style>
    <style:style style:name="T32" style:parent-style-name="Fuentedepárrafopredeter." style:family="text">
      <style:text-properties fo:language="es" fo:country="ES"/>
    </style:style>
    <style:style style:name="T33" style:parent-style-name="Fuentedepárrafopredeter." style:family="text">
      <style:text-properties fo:language="es" fo:country="ES"/>
    </style:style>
    <style:style style:name="T34" style:parent-style-name="Fuentedepárrafopredeter." style:family="text">
      <style:text-properties style:font-name="Courier New" fo:language="es" fo:country="ES"/>
    </style:style>
    <style:style style:name="T35" style:parent-style-name="Fuentedepárrafopredeter." style:family="text">
      <style:text-properties style:font-name="Courier New" fo:language="es" fo:country="ES"/>
    </style:style>
    <style:style style:name="T36" style:parent-style-name="Fuentedepárrafopredeter." style:family="text">
      <style:text-properties fo:language="es" fo:country="ES"/>
    </style:style>
    <style:style style:name="T37" style:parent-style-name="Fuentedepárrafopredeter." style:family="text">
      <style:text-properties fo:language="es" fo:country="ES"/>
    </style:style>
    <style:style style:name="T38" style:parent-style-name="Fuentedepárrafopredeter." style:family="text">
      <style:text-properties fo:language="es" fo:country="ES"/>
    </style:style>
    <style:style style:name="T39" style:parent-style-name="Fuentedepárrafopredeter." style:family="text">
      <style:text-properties fo:language="es" fo:country="ES"/>
    </style:style>
    <style:style style:name="T40" style:parent-style-name="Fuentedepárrafopredeter." style:family="text">
      <style:text-properties fo:language="es" fo:country="ES"/>
    </style:style>
    <style:style style:name="T41" style:parent-style-name="Fuentedepárrafopredeter." style:family="text">
      <style:text-properties fo:language="es" fo:country="ES"/>
    </style:style>
    <style:style style:name="T42" style:parent-style-name="Fuentedepárrafopredeter." style:family="text">
      <style:text-properties fo:language="es" fo:country="ES"/>
    </style:style>
    <style:style style:name="T43" style:parent-style-name="Fuentedepárrafopredeter." style:family="text">
      <style:text-properties fo:language="es" fo:country="ES"/>
    </style:style>
    <style:style style:name="T44" style:parent-style-name="Fuentedepárrafopredeter." style:family="text">
      <style:text-properties fo:language="es" fo:country="ES"/>
    </style:style>
    <style:style style:name="T45" style:parent-style-name="Fuentedepárrafopredeter." style:family="text">
      <style:text-properties fo:language="es" fo:country="ES"/>
    </style:style>
    <style:style style:name="T46" style:parent-style-name="Fuentedepárrafopredeter." style:family="text">
      <style:text-properties fo:language="es" fo:country="ES"/>
    </style:style>
    <style:style style:name="T47" style:parent-style-name="Fuentedepárrafopredeter." style:family="text">
      <style:text-properties fo:language="es" fo:country="ES"/>
    </style:style>
    <style:style style:name="T48" style:parent-style-name="Fuentedepárrafopredeter." style:family="text">
      <style:text-properties fo:language="es" fo:country="ES"/>
    </style:style>
    <style:style style:name="T49" style:parent-style-name="Fuentedepárrafopredeter." style:family="text">
      <style:text-properties fo:language="es" fo:country="ES"/>
    </style:style>
    <style:style style:name="T50" style:parent-style-name="Fuentedepárrafopredeter." style:family="text">
      <style:text-properties fo:language="es" fo:country="ES"/>
    </style:style>
    <style:style style:name="T51" style:parent-style-name="Fuentedepárrafopredeter." style:family="text">
      <style:text-properties fo:language="es" fo:country="ES"/>
    </style:style>
    <style:style style:name="T52" style:parent-style-name="Fuentedepárrafopredeter." style:family="text">
      <style:text-properties fo:language="es" fo:country="ES"/>
    </style:style>
    <style:style style:name="T53" style:parent-style-name="Fuentedepárrafopredeter." style:family="text">
      <style:text-properties fo:language="es" fo:country="ES"/>
    </style:style>
    <style:style style:name="T54" style:parent-style-name="Fuentedepárrafopredeter." style:family="text">
      <style:text-properties fo:language="es" fo:country="ES"/>
    </style:style>
    <style:style style:name="T55" style:parent-style-name="Fuentedepárrafopredeter." style:family="text">
      <style:text-properties style:font-name="Courier New" fo:language="es" fo:country="ES"/>
    </style:style>
    <style:style style:name="T56" style:parent-style-name="Fuentedepárrafopredeter." style:family="text">
      <style:text-properties style:font-name="Courier New" fo:language="es" fo:country="ES"/>
    </style:style>
    <style:style style:name="T57" style:parent-style-name="Fuentedepárrafopredeter." style:family="text">
      <style:text-properties style:font-name="Courier New" fo:language="es" fo:country="ES"/>
    </style:style>
    <style:style style:name="T58" style:parent-style-name="Fuentedepárrafopredeter." style:family="text">
      <style:text-properties style:font-name="Courier New" fo:language="es" fo:country="ES"/>
    </style:style>
    <style:style style:name="T59" style:parent-style-name="Fuentedepárrafopredeter." style:family="text">
      <style:text-properties fo:language="es" fo:country="ES"/>
    </style:style>
    <style:style style:name="T60" style:parent-style-name="Fuentedepárrafopredeter." style:family="text">
      <style:text-properties fo:language="es" fo:country="ES"/>
    </style:style>
    <style:style style:name="T61" style:parent-style-name="Fuentedepárrafopredeter." style:family="text">
      <style:text-properties fo:language="es" fo:country="ES"/>
    </style:style>
    <style:style style:name="T62" style:parent-style-name="Fuentedepárrafopredeter." style:family="text">
      <style:text-properties fo:language="es" fo:country="ES"/>
    </style:style>
    <style:style style:name="T63" style:parent-style-name="Fuentedepárrafopredeter." style:family="text">
      <style:text-properties fo:language="es" fo:country="ES"/>
    </style:style>
    <style:style style:name="T64" style:parent-style-name="Fuentedepárrafopredeter." style:family="text">
      <style:text-properties fo:language="es" fo:country="ES"/>
    </style:style>
    <style:style style:name="T65" style:parent-style-name="Fuentedepárrafopredeter." style:family="text">
      <style:text-properties fo:language="es" fo:country="ES"/>
    </style:style>
    <style:style style:name="T66" style:parent-style-name="Fuentedepárrafopredeter." style:family="text">
      <style:text-properties fo:language="es" fo:country="ES"/>
    </style:style>
    <style:style style:name="T67" style:parent-style-name="Fuentedepárrafopredeter." style:family="text">
      <style:text-properties fo:language="es" fo:country="ES"/>
    </style:style>
    <style:style style:name="T68" style:parent-style-name="Fuentedepárrafopredeter." style:family="text">
      <style:text-properties fo:language="es" fo:country="ES"/>
    </style:style>
    <style:style style:name="T69" style:parent-style-name="Fuentedepárrafopredeter." style:family="text">
      <style:text-properties fo:language="es" fo:country="ES"/>
    </style:style>
    <style:style style:name="T70" style:parent-style-name="Fuentedepárrafopredeter." style:family="text">
      <style:text-properties fo:language="es" fo:country="ES"/>
    </style:style>
    <style:style style:name="T71" style:parent-style-name="Fuentedepárrafopredeter." style:family="text">
      <style:text-properties fo:language="es" fo:country="ES"/>
    </style:style>
    <style:style style:name="T72" style:parent-style-name="Fuentedepárrafopredeter." style:family="text">
      <style:text-properties fo:language="es" fo:country="ES"/>
    </style:style>
    <style:style style:name="T73" style:parent-style-name="Fuentedepárrafopredeter." style:family="text">
      <style:text-properties fo:language="es" fo:country="ES"/>
    </style:style>
    <style:style style:name="T74" style:parent-style-name="Fuentedepárrafopredeter." style:family="text">
      <style:text-properties fo:language="es" fo:country="ES"/>
    </style:style>
    <style:style style:name="T75" style:parent-style-name="Fuentedepárrafopredeter." style:family="text">
      <style:text-properties fo:language="es" fo:country="ES"/>
    </style:style>
    <style:style style:name="T76" style:parent-style-name="Fuentedepárrafopredeter." style:family="text">
      <style:text-properties fo:language="es" fo:country="ES"/>
    </style:style>
    <style:style style:name="T77" style:parent-style-name="Fuentedepárrafopredeter." style:family="text">
      <style:text-properties fo:language="es" fo:country="ES"/>
    </style:style>
    <style:style style:name="T78" style:parent-style-name="Fuentedepárrafopredeter." style:family="text">
      <style:text-properties fo:language="es" fo:country="ES"/>
    </style:style>
    <style:style style:name="T79" style:parent-style-name="Fuentedepárrafopredeter." style:family="text">
      <style:text-properties fo:language="es" fo:country="ES"/>
    </style:style>
    <style:style style:name="T80" style:parent-style-name="Fuentedepárrafopredeter." style:family="text">
      <style:text-properties fo:language="es" fo:country="ES"/>
    </style:style>
    <style:style style:name="T81" style:parent-style-name="Fuentedepárrafopredeter." style:family="text">
      <style:text-properties fo:language="es" fo:country="ES"/>
    </style:style>
    <style:style style:name="T82" style:parent-style-name="Fuentedepárrafopredeter." style:family="text">
      <style:text-properties fo:language="es" fo:country="ES"/>
    </style:style>
    <style:style style:name="T83" style:parent-style-name="Fuentedepárrafopredeter." style:family="text">
      <style:text-properties style:font-name="Courier New" fo:language="es" fo:country="ES"/>
    </style:style>
    <style:style style:name="T84" style:parent-style-name="Fuentedepárrafopredeter." style:family="text">
      <style:text-properties style:font-name="Courier New" fo:language="es" fo:country="ES"/>
    </style:style>
    <style:style style:name="T85" style:parent-style-name="Fuentedepárrafopredeter." style:family="text">
      <style:text-properties style:font-name="Courier New" fo:language="es" fo:country="ES"/>
    </style:style>
    <style:style style:name="T86" style:parent-style-name="Fuentedepárrafopredeter." style:family="text">
      <style:text-properties style:font-name="Courier New" fo:language="es" fo:country="ES"/>
    </style:style>
    <style:style style:name="T87" style:parent-style-name="Fuentedepárrafopredeter." style:family="text">
      <style:text-properties fo:language="es" fo:country="ES"/>
    </style:style>
    <style:style style:name="T88" style:parent-style-name="Fuentedepárrafopredeter." style:family="text">
      <style:text-properties fo:language="es" fo:country="ES"/>
    </style:style>
    <style:style style:name="T89" style:parent-style-name="Fuentedepárrafopredeter." style:family="text">
      <style:text-properties fo:language="es" fo:country="ES"/>
    </style:style>
    <style:style style:name="T90" style:parent-style-name="Fuentedepárrafopredeter." style:family="text">
      <style:text-properties fo:language="es" fo:country="ES"/>
    </style:style>
    <style:style style:name="T91" style:parent-style-name="Fuentedepárrafopredeter." style:family="text">
      <style:text-properties fo:language="es" fo:country="ES"/>
    </style:style>
    <style:style style:name="T92" style:parent-style-name="Fuentedepárrafopredeter." style:family="text">
      <style:text-properties fo:language="es" fo:country="ES"/>
    </style:style>
    <style:style style:name="T93" style:parent-style-name="Fuentedepárrafopredeter." style:family="text">
      <style:text-properties fo:language="es" fo:country="ES"/>
    </style:style>
    <style:style style:name="T94" style:parent-style-name="Fuentedepárrafopredeter." style:family="text">
      <style:text-properties fo:language="es" fo:country="ES"/>
    </style:style>
    <style:style style:name="T95" style:parent-style-name="Fuentedepárrafopredeter." style:family="text">
      <style:text-properties fo:language="es" fo:country="ES"/>
    </style:style>
    <style:style style:name="T96" style:parent-style-name="Fuentedepárrafopredeter." style:family="text">
      <style:text-properties fo:language="es" fo:country="ES"/>
    </style:style>
    <style:style style:name="T97" style:parent-style-name="Fuentedepárrafopredeter." style:family="text">
      <style:text-properties fo:font-style="italic" style:font-style-asian="italic" style:font-style-complex="italic" fo:language="es" fo:country="ES"/>
    </style:style>
    <style:style style:name="T98" style:parent-style-name="courier9" style:family="text">
      <style:text-properties fo:font-style="italic" style:font-style-asian="italic" style:font-style-complex="italic" fo:language="es" fo:country="ES"/>
    </style:style>
    <style:style style:name="T99" style:parent-style-name="courier9" style:family="text">
      <style:text-properties fo:font-style="italic" style:font-style-asian="italic" style:font-style-complex="italic" fo:language="es" fo:country="ES"/>
    </style:style>
    <style:style style:name="T100" style:parent-style-name="courier9" style:family="text">
      <style:text-properties fo:font-style="italic" style:font-style-asian="italic" style:font-style-complex="italic" fo:language="es" fo:country="ES"/>
    </style:style>
    <style:style style:name="T101" style:parent-style-name="courier9" style:family="text">
      <style:text-properties fo:font-style="italic" style:font-style-asian="italic" style:font-style-complex="italic" fo:language="es" fo:country="ES"/>
    </style:style>
    <style:style style:name="T102" style:parent-style-name="courier9" style:family="text">
      <style:text-properties fo:font-style="italic" style:font-style-asian="italic" style:font-style-complex="italic" fo:language="es" fo:country="ES"/>
    </style:style>
    <style:style style:name="T103" style:parent-style-name="courier9" style:family="text">
      <style:text-properties fo:font-style="italic" style:font-style-asian="italic" style:font-style-complex="italic" fo:language="es" fo:country="ES"/>
    </style:style>
    <style:style style:name="P104" style:parent-style-name="Normal" style:family="paragraph">
      <style:text-properties fo:language="es" fo:country="ES"/>
    </style:style>
    <style:style style:name="T105" style:parent-style-name="courier9" style:family="text">
      <style:text-properties fo:font-weight="bold" style:font-weight-asian="bold" style:font-weight-complex="bold" fo:language="es" fo:country="ES"/>
    </style:style>
    <style:style style:name="T106" style:parent-style-name="courier9" style:family="text">
      <style:text-properties fo:language="es" fo:country="ES"/>
    </style:style>
    <style:style style:name="T107" style:parent-style-name="courier9" style:family="text">
      <style:text-properties fo:language="es" fo:country="ES"/>
    </style:style>
    <style:style style:name="T108" style:parent-style-name="courier9" style:family="text">
      <style:text-properties fo:language="es" fo:country="ES"/>
    </style:style>
    <style:style style:name="T109" style:parent-style-name="courier9" style:family="text">
      <style:text-properties fo:language="es" fo:country="ES"/>
    </style:style>
    <style:style style:name="T110" style:parent-style-name="courier9" style:family="text">
      <style:text-properties fo:language="es" fo:country="ES"/>
    </style:style>
    <style:style style:name="T111" style:parent-style-name="courier9" style:family="text">
      <style:text-properties fo:font-weight="bold" style:font-weight-asian="bold" style:font-weight-complex="bold" fo:language="es" fo:country="ES"/>
    </style:style>
    <style:style style:name="T112" style:parent-style-name="courier9" style:family="text">
      <style:text-properties fo:font-weight="bold" style:font-weight-asian="bold" style:font-weight-complex="bold" fo:language="es" fo:country="ES"/>
    </style:style>
    <style:style style:name="T113" style:parent-style-name="courier9" style:family="text">
      <style:text-properties fo:font-weight="bold" style:font-weight-asian="bold" style:font-weight-complex="bold" fo:language="es" fo:country="ES"/>
    </style:style>
    <style:style style:name="T114" style:parent-style-name="courier9" style:family="text">
      <style:text-properties fo:font-weight="bold" style:font-weight-asian="bold" style:font-weight-complex="bold" fo:language="es" fo:country="ES"/>
    </style:style>
    <style:style style:name="T115" style:parent-style-name="courier9" style:family="text">
      <style:text-properties fo:language="es" fo:country="ES"/>
    </style:style>
    <style:style style:name="T116" style:parent-style-name="courier9" style:family="text">
      <style:text-properties fo:font-weight="bold" style:font-weight-asian="bold" style:font-weight-complex="bold" fo:language="es" fo:country="ES"/>
    </style:style>
    <style:style style:name="T117" style:parent-style-name="courier9" style:family="text">
      <style:text-properties fo:font-weight="bold" style:font-weight-asian="bold" style:font-weight-complex="bold" fo:language="es" fo:country="ES"/>
    </style:style>
    <style:style style:name="T118" style:parent-style-name="courier9" style:family="text">
      <style:text-properties fo:font-weight="bold" style:font-weight-asian="bold" style:font-weight-complex="bold" fo:language="es" fo:country="ES"/>
    </style:style>
    <style:style style:name="T119" style:parent-style-name="courier9" style:family="text">
      <style:text-properties fo:font-weight="bold" style:font-weight-asian="bold" style:font-weight-complex="bold" fo:language="es" fo:country="ES"/>
    </style:style>
    <style:style style:name="T120" style:parent-style-name="courier9" style:family="text">
      <style:text-properties fo:language="es" fo:country="ES"/>
    </style:style>
    <style:style style:name="T121" style:parent-style-name="courier9" style:family="text">
      <style:text-properties fo:language="es" fo:country="ES"/>
    </style:style>
    <style:style style:name="T122" style:parent-style-name="courier9" style:family="text">
      <style:text-properties fo:font-style="italic" style:font-style-asian="italic" style:font-style-complex="italic" fo:language="es" fo:country="ES"/>
    </style:style>
    <style:style style:name="T123" style:parent-style-name="courier9" style:family="text">
      <style:text-properties fo:font-style="italic" style:font-style-asian="italic" style:font-style-complex="italic" fo:language="es" fo:country="ES"/>
    </style:style>
    <style:style style:name="T124" style:parent-style-name="courier9" style:family="text">
      <style:text-properties fo:font-style="italic" style:font-style-asian="italic" style:font-style-complex="italic" fo:language="es" fo:country="ES"/>
    </style:style>
    <style:style style:name="T125" style:parent-style-name="courier9" style:family="text">
      <style:text-properties fo:font-style="italic" style:font-style-asian="italic" style:font-style-complex="italic" fo:language="es" fo:country="ES"/>
    </style:style>
    <style:style style:name="T126" style:parent-style-name="courier9" style:family="text">
      <style:text-properties fo:font-style="italic" style:font-style-asian="italic" style:font-style-complex="italic" fo:language="es" fo:country="ES"/>
    </style:style>
    <style:style style:name="T127" style:parent-style-name="courier9" style:family="text">
      <style:text-properties fo:font-style="italic" style:font-style-asian="italic" style:font-style-complex="italic" fo:language="es" fo:country="ES"/>
    </style:style>
    <style:style style:name="T128" style:parent-style-name="courier9" style:family="text">
      <style:text-properties fo:font-style="italic" style:font-style-asian="italic" style:font-style-complex="italic" fo:language="es" fo:country="ES"/>
    </style:style>
    <style:style style:name="T129" style:parent-style-name="courier9" style:family="text">
      <style:text-properties fo:font-style="italic" style:font-style-asian="italic" style:font-style-complex="italic" fo:language="es" fo:country="ES"/>
    </style:style>
    <style:style style:name="T130" style:parent-style-name="courier9" style:family="text">
      <style:text-properties fo:font-style="italic" style:font-style-asian="italic" style:font-style-complex="italic" fo:language="es" fo:country="ES"/>
    </style:style>
    <style:style style:name="T131" style:parent-style-name="courier9" style:family="text">
      <style:text-properties fo:language="es" fo:country="ES"/>
    </style:style>
    <style:style style:name="T132" style:parent-style-name="courier9" style:family="text">
      <style:text-properties fo:language="es" fo:country="ES"/>
    </style:style>
    <style:style style:name="T133" style:parent-style-name="courier9" style:family="text">
      <style:text-properties fo:font-weight="bold" style:font-weight-asian="bold" style:font-weight-complex="bold" fo:language="es" fo:country="ES"/>
    </style:style>
    <style:style style:name="T134" style:parent-style-name="courier9" style:family="text">
      <style:text-properties fo:font-weight="bold" style:font-weight-asian="bold" style:font-weight-complex="bold" fo:language="es" fo:country="ES"/>
    </style:style>
    <style:style style:name="T135" style:parent-style-name="courier9" style:family="text">
      <style:text-properties fo:font-weight="bold" style:font-weight-asian="bold" style:font-weight-complex="bold" fo:language="es" fo:country="ES"/>
    </style:style>
    <style:style style:name="T136" style:parent-style-name="courier9" style:family="text">
      <style:text-properties fo:font-weight="bold" style:font-weight-asian="bold" style:font-weight-complex="bold" fo:language="es" fo:country="ES"/>
    </style:style>
    <style:style style:name="T137" style:parent-style-name="courier9" style:family="text">
      <style:text-properties fo:font-weight="bold" style:font-weight-asian="bold" style:font-weight-complex="bold" fo:language="es" fo:country="ES"/>
    </style:style>
    <style:style style:name="T138" style:parent-style-name="courier9" style:family="text">
      <style:text-properties fo:font-weight="bold" style:font-weight-asian="bold" style:font-weight-complex="bold" fo:language="es" fo:country="ES"/>
    </style:style>
    <style:style style:name="T139" style:parent-style-name="courier9" style:family="text">
      <style:text-properties fo:font-weight="bold" style:font-weight-asian="bold" style:font-weight-complex="bold" fo:language="es" fo:country="ES"/>
    </style:style>
    <style:style style:name="T140" style:parent-style-name="courier9" style:family="text">
      <style:text-properties fo:language="es" fo:country="ES"/>
    </style:style>
    <style:style style:name="T141" style:parent-style-name="courier9" style:family="text">
      <style:text-properties fo:language="es" fo:country="ES"/>
    </style:style>
    <style:style style:name="T142" style:parent-style-name="courier9" style:family="text">
      <style:text-properties fo:language="es" fo:country="ES"/>
    </style:style>
    <style:style style:name="T143" style:parent-style-name="courier9" style:family="text">
      <style:text-properties fo:language="es" fo:country="ES"/>
    </style:style>
    <style:style style:name="T144" style:parent-style-name="courier9" style:family="text">
      <style:text-properties fo:language="es" fo:country="ES"/>
    </style:style>
    <style:style style:name="T145" style:parent-style-name="courier9" style:family="text">
      <style:text-properties fo:language="es" fo:country="ES"/>
    </style:style>
    <style:style style:name="T146" style:parent-style-name="courier9" style:family="text">
      <style:text-properties fo:language="es" fo:country="ES"/>
    </style:style>
    <style:style style:name="T147" style:parent-style-name="courier9" style:family="text">
      <style:text-properties fo:language="es" fo:country="ES"/>
    </style:style>
    <style:style style:name="T148" style:parent-style-name="courier9" style:family="text">
      <style:text-properties fo:font-weight="bold" style:font-weight-asian="bold" style:font-weight-complex="bold" fo:language="es" fo:country="ES"/>
    </style:style>
    <style:style style:name="T149" style:parent-style-name="courier9" style:family="text">
      <style:text-properties fo:font-weight="bold" style:font-weight-asian="bold" style:font-weight-complex="bold" fo:language="es" fo:country="ES"/>
    </style:style>
    <style:style style:name="T150" style:parent-style-name="courier9" style:family="text">
      <style:text-properties fo:font-weight="bold" style:font-weight-asian="bold" style:font-weight-complex="bold" fo:language="es" fo:country="ES"/>
    </style:style>
    <style:style style:name="T151" style:parent-style-name="courier9" style:family="text">
      <style:text-properties fo:font-weight="bold" style:font-weight-asian="bold" style:font-weight-complex="bold" fo:language="es" fo:country="ES"/>
    </style:style>
    <style:style style:name="T152" style:parent-style-name="courier9" style:family="text">
      <style:text-properties fo:font-weight="bold" style:font-weight-asian="bold" style:font-weight-complex="bold" fo:language="es" fo:country="ES"/>
    </style:style>
    <style:style style:name="T153" style:parent-style-name="courier9" style:family="text">
      <style:text-properties fo:font-weight="bold" style:font-weight-asian="bold" style:font-weight-complex="bold" fo:language="es" fo:country="ES"/>
    </style:style>
    <style:style style:name="T154" style:parent-style-name="courier9" style:family="text">
      <style:text-properties fo:font-weight="bold" style:font-weight-asian="bold" style:font-weight-complex="bold" fo:language="es" fo:country="ES"/>
    </style:style>
    <style:style style:name="T155" style:parent-style-name="courier9" style:family="text">
      <style:text-properties fo:font-weight="bold" style:font-weight-asian="bold" style:font-weight-complex="bold" fo:language="es" fo:country="ES"/>
    </style:style>
    <style:style style:name="T156" style:parent-style-name="courier9" style:family="text">
      <style:text-properties fo:font-weight="bold" style:font-weight-asian="bold" style:font-weight-complex="bold" fo:language="es" fo:country="ES"/>
    </style:style>
    <style:style style:name="T157" style:parent-style-name="courier9" style:family="text">
      <style:text-properties fo:language="es" fo:country="ES"/>
    </style:style>
    <style:style style:name="T158" style:parent-style-name="courier9" style:family="text">
      <style:text-properties fo:language="es" fo:country="ES"/>
    </style:style>
    <style:style style:name="T159" style:parent-style-name="courier9" style:family="text">
      <style:text-properties fo:font-weight="bold" style:font-weight-asian="bold" style:font-weight-complex="bold" fo:language="es" fo:country="ES"/>
    </style:style>
    <style:style style:name="T160" style:parent-style-name="courier9" style:family="text">
      <style:text-properties fo:language="es" fo:country="ES"/>
    </style:style>
    <style:style style:name="T161" style:parent-style-name="courier9" style:family="text">
      <style:text-properties fo:language="es" fo:country="ES"/>
    </style:style>
    <style:style style:name="T162" style:parent-style-name="courier9" style:family="text">
      <style:text-properties fo:language="es" fo:country="ES"/>
    </style:style>
    <style:style style:name="T163" style:parent-style-name="courier9" style:family="text">
      <style:text-properties fo:language="es" fo:country="ES"/>
    </style:style>
    <style:style style:name="T164" style:parent-style-name="courier9" style:family="text">
      <style:text-properties fo:language="es" fo:country="ES"/>
    </style:style>
    <style:style style:name="T165" style:parent-style-name="courier9" style:family="text">
      <style:text-properties fo:language="es" fo:country="ES"/>
    </style:style>
    <style:style style:name="T166" style:parent-style-name="courier9" style:family="text">
      <style:text-properties fo:language="es" fo:country="ES"/>
    </style:style>
    <style:style style:name="T167" style:parent-style-name="courier9" style:family="text">
      <style:text-properties fo:language="es" fo:country="ES"/>
    </style:style>
    <style:style style:name="T168" style:parent-style-name="courier9" style:family="text">
      <style:text-properties fo:font-weight="bold" style:font-weight-asian="bold" style:font-weight-complex="bold" fo:language="es" fo:country="ES"/>
    </style:style>
    <style:style style:name="T169" style:parent-style-name="courier9" style:family="text">
      <style:text-properties fo:font-weight="bold" style:font-weight-asian="bold" style:font-weight-complex="bold" fo:language="es" fo:country="ES"/>
    </style:style>
    <style:style style:name="T170" style:parent-style-name="courier9" style:family="text">
      <style:text-properties fo:language="es" fo:country="ES"/>
    </style:style>
    <style:style style:name="T171" style:parent-style-name="courier9" style:family="text">
      <style:text-properties fo:language="es" fo:country="ES"/>
    </style:style>
    <style:style style:name="T172" style:parent-style-name="courier9" style:family="text">
      <style:text-properties fo:font-style="italic" style:font-style-asian="italic" style:font-style-complex="italic" fo:language="es" fo:country="ES"/>
    </style:style>
    <style:style style:name="T173" style:parent-style-name="courier9" style:family="text">
      <style:text-properties fo:font-style="italic" style:font-style-asian="italic" style:font-style-complex="italic" fo:language="es" fo:country="ES"/>
    </style:style>
    <style:style style:name="T174" style:parent-style-name="courier9" style:family="text">
      <style:text-properties fo:font-style="italic" style:font-style-asian="italic" style:font-style-complex="italic" fo:language="es" fo:country="ES"/>
    </style:style>
    <style:style style:name="T175" style:parent-style-name="courier9" style:family="text">
      <style:text-properties fo:font-style="italic" style:font-style-asian="italic" style:font-style-complex="italic" fo:language="es" fo:country="ES"/>
    </style:style>
    <style:style style:name="T176" style:parent-style-name="courier9" style:family="text">
      <style:text-properties fo:font-style="italic" style:font-style-asian="italic" style:font-style-complex="italic" fo:language="es" fo:country="ES"/>
    </style:style>
    <style:style style:name="T177" style:parent-style-name="courier9" style:family="text">
      <style:text-properties fo:font-style="italic" style:font-style-asian="italic" style:font-style-complex="italic" fo:language="es" fo:country="ES"/>
    </style:style>
    <style:style style:name="T178" style:parent-style-name="courier9" style:family="text">
      <style:text-properties fo:language="es" fo:country="ES"/>
    </style:style>
    <style:style style:name="T179" style:parent-style-name="courier9" style:family="text">
      <style:text-properties fo:language="es" fo:country="ES"/>
    </style:style>
    <style:style style:name="T180" style:parent-style-name="courier9" style:family="text">
      <style:text-properties fo:font-weight="bold" style:font-weight-asian="bold" style:font-weight-complex="bold" fo:language="es" fo:country="ES"/>
    </style:style>
    <style:style style:name="T181" style:parent-style-name="courier9" style:family="text">
      <style:text-properties fo:font-weight="bold" style:font-weight-asian="bold" style:font-weight-complex="bold" fo:language="es" fo:country="ES"/>
    </style:style>
    <style:style style:name="T182" style:parent-style-name="courier9" style:family="text">
      <style:text-properties fo:font-weight="bold" style:font-weight-asian="bold" style:font-weight-complex="bold" fo:language="es" fo:country="ES"/>
    </style:style>
    <style:style style:name="T183" style:parent-style-name="courier9" style:family="text">
      <style:text-properties fo:font-weight="bold" style:font-weight-asian="bold" style:font-weight-complex="bold" fo:language="es" fo:country="ES"/>
    </style:style>
    <style:style style:name="T184" style:parent-style-name="courier9" style:family="text">
      <style:text-properties fo:language="es" fo:country="ES"/>
    </style:style>
    <style:style style:name="T185" style:parent-style-name="courier9" style:family="text">
      <style:text-properties fo:language="es" fo:country="ES"/>
    </style:style>
    <style:style style:name="T186" style:parent-style-name="courier9" style:family="text">
      <style:text-properties fo:language="es" fo:country="ES"/>
    </style:style>
    <style:style style:name="T187" style:parent-style-name="courier9" style:family="text">
      <style:text-properties fo:font-weight="bold" style:font-weight-asian="bold" style:font-weight-complex="bold" fo:language="es" fo:country="ES"/>
    </style:style>
    <style:style style:name="T188" style:parent-style-name="courier9" style:family="text">
      <style:text-properties fo:font-weight="bold" style:font-weight-asian="bold" style:font-weight-complex="bold" fo:language="es" fo:country="ES"/>
    </style:style>
    <style:style style:name="T189" style:parent-style-name="courier9" style:family="text">
      <style:text-properties fo:font-weight="bold" style:font-weight-asian="bold" style:font-weight-complex="bold" fo:language="es" fo:country="ES"/>
    </style:style>
    <style:style style:name="T190" style:parent-style-name="courier9" style:family="text">
      <style:text-properties fo:font-weight="bold" style:font-weight-asian="bold" style:font-weight-complex="bold" fo:language="es" fo:country="ES"/>
    </style:style>
    <style:style style:name="T191" style:parent-style-name="courier9" style:family="text">
      <style:text-properties fo:language="es" fo:country="ES"/>
    </style:style>
    <style:style style:name="T192" style:parent-style-name="courier9" style:family="text">
      <style:text-properties fo:language="es" fo:country="ES"/>
    </style:style>
    <style:style style:name="T193" style:parent-style-name="courier9" style:family="text">
      <style:text-properties fo:language="es" fo:country="ES"/>
    </style:style>
    <style:style style:name="T194" style:parent-style-name="courier9" style:family="text">
      <style:text-properties fo:language="es" fo:country="ES"/>
    </style:style>
    <style:style style:name="T195" style:parent-style-name="courier9" style:family="text">
      <style:text-properties fo:language="es" fo:country="ES"/>
    </style:style>
    <style:style style:name="T196" style:parent-style-name="courier9" style:family="text">
      <style:text-properties fo:language="es" fo:country="ES"/>
    </style:style>
    <style:style style:name="T197" style:parent-style-name="courier9" style:family="text">
      <style:text-properties fo:language="es" fo:country="ES"/>
    </style:style>
    <style:style style:name="T198" style:parent-style-name="courier9" style:family="text">
      <style:text-properties fo:language="es" fo:country="ES"/>
    </style:style>
    <style:style style:name="T199" style:parent-style-name="courier9" style:family="text">
      <style:text-properties fo:font-weight="bold" style:font-weight-asian="bold" style:font-weight-complex="bold" fo:language="es" fo:country="ES"/>
    </style:style>
    <style:style style:name="T200" style:parent-style-name="courier9" style:family="text">
      <style:text-properties fo:font-weight="bold" style:font-weight-asian="bold" style:font-weight-complex="bold" fo:language="es" fo:country="ES"/>
    </style:style>
    <style:style style:name="T201" style:parent-style-name="courier9" style:family="text">
      <style:text-properties fo:language="es" fo:country="ES"/>
    </style:style>
    <style:style style:name="T202" style:parent-style-name="courier9" style:family="text">
      <style:text-properties fo:language="es" fo:country="ES"/>
    </style:style>
    <style:style style:name="T203" style:parent-style-name="courier9" style:family="text">
      <style:text-properties fo:font-style="italic" style:font-style-asian="italic" style:font-style-complex="italic" fo:language="es" fo:country="ES"/>
    </style:style>
    <style:style style:name="T204" style:parent-style-name="courier9" style:family="text">
      <style:text-properties fo:font-style="italic" style:font-style-asian="italic" style:font-style-complex="italic" fo:language="es" fo:country="ES"/>
    </style:style>
    <style:style style:name="T205" style:parent-style-name="courier9" style:family="text">
      <style:text-properties fo:font-style="italic" style:font-style-asian="italic" style:font-style-complex="italic" fo:language="es" fo:country="ES"/>
    </style:style>
    <style:style style:name="T206" style:parent-style-name="courier9" style:family="text">
      <style:text-properties fo:font-style="italic" style:font-style-asian="italic" style:font-style-complex="italic" fo:language="es" fo:country="ES"/>
    </style:style>
    <style:style style:name="T207" style:parent-style-name="courier9" style:family="text">
      <style:text-properties fo:font-style="italic" style:font-style-asian="italic" style:font-style-complex="italic" fo:language="es" fo:country="ES"/>
    </style:style>
    <style:style style:name="T208" style:parent-style-name="courier9" style:family="text">
      <style:text-properties fo:font-style="italic" style:font-style-asian="italic" style:font-style-complex="italic" fo:language="es" fo:country="ES"/>
    </style:style>
    <style:style style:name="T209" style:parent-style-name="courier9" style:family="text">
      <style:text-properties fo:font-style="italic" style:font-style-asian="italic" style:font-style-complex="italic" fo:language="es" fo:country="ES"/>
    </style:style>
    <style:style style:name="T210" style:parent-style-name="courier9" style:family="text">
      <style:text-properties fo:font-style="italic" style:font-style-asian="italic" style:font-style-complex="italic" fo:language="es" fo:country="ES"/>
    </style:style>
    <style:style style:name="T211" style:parent-style-name="courier9" style:family="text">
      <style:text-properties fo:font-style="italic" style:font-style-asian="italic" style:font-style-complex="italic" fo:language="es" fo:country="ES"/>
    </style:style>
    <style:style style:name="T212" style:parent-style-name="courier9" style:family="text">
      <style:text-properties fo:language="es" fo:country="ES"/>
    </style:style>
    <style:style style:name="T213" style:parent-style-name="courier9" style:family="text">
      <style:text-properties fo:language="es" fo:country="ES"/>
    </style:style>
    <style:style style:name="T214" style:parent-style-name="courier9" style:family="text">
      <style:text-properties fo:font-weight="bold" style:font-weight-asian="bold" style:font-weight-complex="bold" fo:language="es" fo:country="ES"/>
    </style:style>
    <style:style style:name="T215" style:parent-style-name="courier9" style:family="text">
      <style:text-properties fo:font-weight="bold" style:font-weight-asian="bold" style:font-weight-complex="bold" fo:language="es" fo:country="ES"/>
    </style:style>
    <style:style style:name="T216" style:parent-style-name="courier9" style:family="text">
      <style:text-properties fo:font-weight="bold" style:font-weight-asian="bold" style:font-weight-complex="bold" fo:language="es" fo:country="ES"/>
    </style:style>
    <style:style style:name="T217" style:parent-style-name="courier9" style:family="text">
      <style:text-properties fo:font-weight="bold" style:font-weight-asian="bold" style:font-weight-complex="bold" fo:language="es" fo:country="ES"/>
    </style:style>
    <style:style style:name="T218" style:parent-style-name="courier9" style:family="text">
      <style:text-properties fo:language="es" fo:country="ES"/>
    </style:style>
    <style:style style:name="T219" style:parent-style-name="courier9" style:family="text">
      <style:text-properties fo:language="es" fo:country="ES"/>
    </style:style>
    <style:style style:name="T220" style:parent-style-name="courier9" style:family="text">
      <style:text-properties fo:language="es" fo:country="ES"/>
    </style:style>
    <style:style style:name="T221" style:parent-style-name="courier9" style:family="text">
      <style:text-properties fo:language="es" fo:country="ES"/>
    </style:style>
    <style:style style:name="T222" style:parent-style-name="courier9" style:family="text">
      <style:text-properties fo:language="es" fo:country="ES"/>
    </style:style>
    <style:style style:name="T223" style:parent-style-name="courier9" style:family="text">
      <style:text-properties fo:language="es" fo:country="ES"/>
    </style:style>
    <style:style style:name="T224" style:parent-style-name="courier9" style:family="text">
      <style:text-properties fo:language="es" fo:country="ES"/>
    </style:style>
    <style:style style:name="T225" style:parent-style-name="courier9" style:family="text">
      <style:text-properties fo:font-weight="bold" style:font-weight-asian="bold" style:font-weight-complex="bold" fo:language="es" fo:country="ES"/>
    </style:style>
    <style:style style:name="T226" style:parent-style-name="courier9" style:family="text">
      <style:text-properties fo:font-weight="bold" style:font-weight-asian="bold" style:font-weight-complex="bold" fo:language="es" fo:country="ES"/>
    </style:style>
    <style:style style:name="T227" style:parent-style-name="courier9" style:family="text">
      <style:text-properties fo:font-weight="bold" style:font-weight-asian="bold" style:font-weight-complex="bold" fo:language="es" fo:country="ES"/>
    </style:style>
    <style:style style:name="T228" style:parent-style-name="courier9" style:family="text">
      <style:text-properties fo:language="es" fo:country="ES"/>
    </style:style>
    <style:style style:name="T229" style:parent-style-name="courier9" style:family="text">
      <style:text-properties fo:language="es" fo:country="ES"/>
    </style:style>
    <style:style style:name="T230" style:parent-style-name="courier9" style:family="text">
      <style:text-properties fo:font-style="italic" style:font-style-asian="italic" style:font-style-complex="italic" fo:language="es" fo:country="ES"/>
    </style:style>
    <style:style style:name="T231" style:parent-style-name="courier9" style:family="text">
      <style:text-properties fo:font-style="italic" style:font-style-asian="italic" style:font-style-complex="italic" fo:language="es" fo:country="ES"/>
    </style:style>
    <style:style style:name="T232" style:parent-style-name="courier9" style:family="text">
      <style:text-properties fo:font-style="italic" style:font-style-asian="italic" style:font-style-complex="italic" fo:language="es" fo:country="ES"/>
    </style:style>
    <style:style style:name="T233" style:parent-style-name="courier9" style:family="text">
      <style:text-properties fo:font-style="italic" style:font-style-asian="italic" style:font-style-complex="italic" fo:language="es" fo:country="ES"/>
    </style:style>
    <style:style style:name="T234" style:parent-style-name="courier9" style:family="text">
      <style:text-properties fo:font-style="italic" style:font-style-asian="italic" style:font-style-complex="italic" fo:language="es" fo:country="ES"/>
    </style:style>
    <style:style style:name="T235" style:parent-style-name="courier9" style:family="text">
      <style:text-properties fo:font-style="italic" style:font-style-asian="italic" style:font-style-complex="italic" fo:language="es" fo:country="ES"/>
    </style:style>
    <style:style style:name="T236" style:parent-style-name="courier9" style:family="text">
      <style:text-properties fo:font-style="italic" style:font-style-asian="italic" style:font-style-complex="italic" fo:language="es" fo:country="ES"/>
    </style:style>
    <style:style style:name="T237" style:parent-style-name="courier9" style:family="text">
      <style:text-properties fo:font-style="italic" style:font-style-asian="italic" style:font-style-complex="italic" fo:language="es" fo:country="ES"/>
    </style:style>
    <style:style style:name="T238" style:parent-style-name="courier9" style:family="text">
      <style:text-properties fo:font-style="italic" style:font-style-asian="italic" style:font-style-complex="italic" fo:language="es" fo:country="ES"/>
    </style:style>
    <style:style style:name="T239" style:parent-style-name="courier9" style:family="text">
      <style:text-properties fo:language="es" fo:country="ES"/>
    </style:style>
    <style:style style:name="T240" style:parent-style-name="courier9" style:family="text">
      <style:text-properties fo:language="es" fo:country="ES"/>
    </style:style>
    <style:style style:name="T241" style:parent-style-name="courier9" style:family="text">
      <style:text-properties fo:font-weight="bold" style:font-weight-asian="bold" style:font-weight-complex="bold" fo:language="es" fo:country="ES"/>
    </style:style>
    <style:style style:name="T242" style:parent-style-name="courier9" style:family="text">
      <style:text-properties fo:font-weight="bold" style:font-weight-asian="bold" style:font-weight-complex="bold" fo:language="es" fo:country="ES"/>
    </style:style>
    <style:style style:name="T243" style:parent-style-name="courier9" style:family="text">
      <style:text-properties fo:font-weight="bold" style:font-weight-asian="bold" style:font-weight-complex="bold" fo:language="es" fo:country="ES"/>
    </style:style>
    <style:style style:name="T244" style:parent-style-name="courier9" style:family="text">
      <style:text-properties fo:font-weight="bold" style:font-weight-asian="bold" style:font-weight-complex="bold" fo:language="es" fo:country="ES"/>
    </style:style>
    <style:style style:name="T245" style:parent-style-name="courier9" style:family="text">
      <style:text-properties fo:language="es" fo:country="ES"/>
    </style:style>
    <style:style style:name="T246" style:parent-style-name="courier9" style:family="text">
      <style:text-properties fo:language="es" fo:country="ES"/>
    </style:style>
    <style:style style:name="T247" style:parent-style-name="courier9" style:family="text">
      <style:text-properties fo:language="es" fo:country="ES"/>
    </style:style>
    <style:style style:name="T248" style:parent-style-name="courier9" style:family="text">
      <style:text-properties fo:language="es" fo:country="ES"/>
    </style:style>
    <style:style style:name="T249" style:parent-style-name="courier9" style:family="text">
      <style:text-properties fo:language="es" fo:country="ES"/>
    </style:style>
    <style:style style:name="T250" style:parent-style-name="courier9" style:family="text">
      <style:text-properties fo:language="es" fo:country="ES"/>
    </style:style>
    <style:style style:name="T251" style:parent-style-name="courier9" style:family="text">
      <style:text-properties fo:language="es" fo:country="ES"/>
    </style:style>
    <style:style style:name="T252" style:parent-style-name="courier9" style:family="text">
      <style:text-properties fo:font-weight="bold" style:font-weight-asian="bold" style:font-weight-complex="bold" fo:language="es" fo:country="ES"/>
    </style:style>
    <style:style style:name="T253" style:parent-style-name="courier9" style:family="text">
      <style:text-properties fo:language="es" fo:country="ES"/>
    </style:style>
    <style:style style:name="T254" style:parent-style-name="courier9" style:family="text">
      <style:text-properties fo:language="es" fo:country="ES"/>
    </style:style>
    <style:style style:name="T255" style:parent-style-name="courier9" style:family="text">
      <style:text-properties fo:font-weight="bold" style:font-weight-asian="bold" style:font-weight-complex="bold" fo:language="es" fo:country="ES"/>
    </style:style>
    <style:style style:name="T256" style:parent-style-name="courier9" style:family="text">
      <style:text-properties fo:font-weight="bold" style:font-weight-asian="bold" style:font-weight-complex="bold" fo:language="es" fo:country="ES"/>
    </style:style>
    <style:style style:name="T257" style:parent-style-name="courier9" style:family="text">
      <style:text-properties fo:font-weight="bold" style:font-weight-asian="bold" style:font-weight-complex="bold" fo:language="es" fo:country="ES"/>
    </style:style>
    <style:style style:name="T258" style:parent-style-name="courier9" style:family="text">
      <style:text-properties fo:font-weight="bold" style:font-weight-asian="bold" style:font-weight-complex="bold" fo:language="es" fo:country="ES"/>
    </style:style>
    <style:style style:name="T259" style:parent-style-name="courier9" style:family="text">
      <style:text-properties fo:font-weight="bold" style:font-weight-asian="bold" style:font-weight-complex="bold" fo:language="es" fo:country="ES"/>
    </style:style>
    <style:style style:name="T260" style:parent-style-name="courier9" style:family="text">
      <style:text-properties fo:language="es" fo:country="ES"/>
    </style:style>
    <style:style style:name="T261" style:parent-style-name="courier9" style:family="text">
      <style:text-properties fo:language="es" fo:country="ES"/>
    </style:style>
    <style:style style:name="T262" style:parent-style-name="courier9" style:family="text">
      <style:text-properties fo:language="es" fo:country="ES"/>
    </style:style>
    <style:style style:name="T263" style:parent-style-name="courier9" style:family="text">
      <style:text-properties fo:language="es" fo:country="ES"/>
    </style:style>
    <style:style style:name="T264" style:parent-style-name="courier9" style:family="text">
      <style:text-properties fo:language="es" fo:country="ES"/>
    </style:style>
    <style:style style:name="T265" style:parent-style-name="courier9" style:family="text">
      <style:text-properties fo:language="es" fo:country="ES"/>
    </style:style>
    <style:style style:name="T266" style:parent-style-name="courier9" style:family="text">
      <style:text-properties fo:font-weight="bold" style:font-weight-asian="bold" style:font-weight-complex="bold" fo:language="es" fo:country="ES"/>
    </style:style>
    <style:style style:name="T267" style:parent-style-name="courier9" style:family="text">
      <style:text-properties fo:font-weight="bold" style:font-weight-asian="bold" style:font-weight-complex="bold" fo:language="es" fo:country="ES"/>
    </style:style>
    <style:style style:name="T268" style:parent-style-name="courier9" style:family="text">
      <style:text-properties fo:font-weight="bold" style:font-weight-asian="bold" style:font-weight-complex="bold" fo:language="es" fo:country="ES"/>
    </style:style>
    <style:style style:name="T269" style:parent-style-name="courier9" style:family="text">
      <style:text-properties fo:font-weight="bold" style:font-weight-asian="bold" style:font-weight-complex="bold" fo:language="es" fo:country="ES"/>
    </style:style>
    <style:style style:name="T270" style:parent-style-name="courier9" style:family="text">
      <style:text-properties fo:language="es" fo:country="ES"/>
    </style:style>
    <style:style style:name="T271" style:parent-style-name="courier9" style:family="text">
      <style:text-properties fo:language="es" fo:country="ES"/>
    </style:style>
    <style:style style:name="T272" style:parent-style-name="courier9" style:family="text">
      <style:text-properties fo:language="es" fo:country="ES"/>
    </style:style>
    <style:style style:name="T273" style:parent-style-name="courier9" style:family="text">
      <style:text-properties fo:language="es" fo:country="ES"/>
    </style:style>
    <style:style style:name="T274" style:parent-style-name="courier9" style:family="text">
      <style:text-properties fo:language="es" fo:country="ES"/>
    </style:style>
    <style:style style:name="T275" style:parent-style-name="courier9" style:family="text">
      <style:text-properties fo:language="es" fo:country="ES"/>
    </style:style>
    <style:style style:name="T276" style:parent-style-name="courier9" style:family="text">
      <style:text-properties fo:language="es" fo:country="ES"/>
    </style:style>
    <style:style style:name="T277" style:parent-style-name="courier9" style:family="text">
      <style:text-properties fo:font-weight="bold" style:font-weight-asian="bold" style:font-weight-complex="bold" fo:language="es" fo:country="ES"/>
    </style:style>
    <style:style style:name="T278" style:parent-style-name="courier9" style:family="text">
      <style:text-properties fo:font-weight="bold" style:font-weight-asian="bold" style:font-weight-complex="bold" fo:language="es" fo:country="ES"/>
    </style:style>
    <style:style style:name="T279" style:parent-style-name="courier9" style:family="text">
      <style:text-properties fo:font-weight="bold" style:font-weight-asian="bold" style:font-weight-complex="bold" fo:language="es" fo:country="ES"/>
    </style:style>
    <style:style style:name="T280" style:parent-style-name="courier9" style:family="text">
      <style:text-properties fo:font-weight="bold" style:font-weight-asian="bold" style:font-weight-complex="bold" fo:language="es" fo:country="ES"/>
    </style:style>
    <style:style style:name="T281" style:parent-style-name="courier9" style:family="text">
      <style:text-properties fo:language="es" fo:country="ES"/>
    </style:style>
    <style:style style:name="T282" style:parent-style-name="courier9" style:family="text">
      <style:text-properties fo:language="es" fo:country="ES"/>
    </style:style>
    <style:style style:name="T283" style:parent-style-name="courier9" style:family="text">
      <style:text-properties fo:language="es" fo:country="ES"/>
    </style:style>
    <style:style style:name="T284" style:parent-style-name="courier9" style:family="text">
      <style:text-properties fo:language="es" fo:country="ES"/>
    </style:style>
    <style:style style:name="T285" style:parent-style-name="courier9" style:family="text">
      <style:text-properties fo:language="es" fo:country="ES"/>
    </style:style>
    <style:style style:name="T286" style:parent-style-name="courier9" style:family="text">
      <style:text-properties fo:language="es" fo:country="ES"/>
    </style:style>
    <style:style style:name="T287" style:parent-style-name="courier9" style:family="text">
      <style:text-properties fo:language="es" fo:country="ES"/>
    </style:style>
    <style:style style:name="T288" style:parent-style-name="courier9" style:family="text">
      <style:text-properties fo:language="es" fo:country="ES"/>
    </style:style>
    <style:style style:name="T289" style:parent-style-name="courier9" style:family="text">
      <style:text-properties fo:language="es" fo:country="ES"/>
    </style:style>
    <style:style style:name="T290" style:parent-style-name="courier9" style:family="text">
      <style:text-properties fo:language="es" fo:country="ES"/>
    </style:style>
    <style:style style:name="T291" style:parent-style-name="courier9" style:family="text">
      <style:text-properties fo:language="es" fo:country="ES"/>
    </style:style>
    <style:style style:name="T292" style:parent-style-name="courier9" style:family="text">
      <style:text-properties fo:font-weight="bold" style:font-weight-asian="bold" style:font-weight-complex="bold" fo:language="es" fo:country="ES"/>
    </style:style>
    <style:style style:name="T293" style:parent-style-name="courier9" style:family="text">
      <style:text-properties fo:font-weight="bold" style:font-weight-asian="bold" style:font-weight-complex="bold" fo:language="es" fo:country="ES"/>
    </style:style>
    <style:style style:name="T294" style:parent-style-name="courier9" style:family="text">
      <style:text-properties fo:font-weight="bold" style:font-weight-asian="bold" style:font-weight-complex="bold" fo:language="es" fo:country="ES"/>
    </style:style>
    <style:style style:name="T295" style:parent-style-name="courier9" style:family="text">
      <style:text-properties fo:font-weight="bold" style:font-weight-asian="bold" style:font-weight-complex="bold" fo:language="es" fo:country="ES"/>
    </style:style>
    <style:style style:name="T296" style:parent-style-name="courier9" style:family="text">
      <style:text-properties fo:language="es" fo:country="ES"/>
    </style:style>
    <style:style style:name="T297" style:parent-style-name="courier9" style:family="text">
      <style:text-properties fo:language="es" fo:country="ES"/>
    </style:style>
    <style:style style:name="T298" style:parent-style-name="courier9" style:family="text">
      <style:text-properties fo:language="es" fo:country="ES"/>
    </style:style>
    <style:style style:name="T299" style:parent-style-name="courier9" style:family="text">
      <style:text-properties fo:language="es" fo:country="ES"/>
    </style:style>
    <style:style style:name="T300" style:parent-style-name="courier9" style:family="text">
      <style:text-properties fo:language="es" fo:country="ES"/>
    </style:style>
    <style:style style:name="T301" style:parent-style-name="courier9" style:family="text">
      <style:text-properties fo:language="es" fo:country="ES"/>
    </style:style>
    <style:style style:name="T302" style:parent-style-name="courier9" style:family="text">
      <style:text-properties fo:language="es" fo:country="ES"/>
    </style:style>
    <style:style style:name="T303" style:parent-style-name="courier9" style:family="text">
      <style:text-properties fo:font-weight="bold" style:font-weight-asian="bold" style:font-weight-complex="bold" fo:language="es" fo:country="ES"/>
    </style:style>
    <style:style style:name="T304" style:parent-style-name="courier9" style:family="text">
      <style:text-properties fo:font-weight="bold" style:font-weight-asian="bold" style:font-weight-complex="bold" fo:language="es" fo:country="ES"/>
    </style:style>
    <style:style style:name="P305" style:parent-style-name="Normal" style:family="paragraph">
      <style:text-properties fo:language="es" fo:country="ES"/>
    </style:style>
    <style:style style:name="P306" style:parent-style-name="Normal" style:family="paragraph">
      <style:text-properties fo:language="es" fo:country="ES"/>
    </style:style>
    <style:style style:name="P307" style:parent-style-name="Normal" style:family="paragraph">
      <style:text-properties fo:language="es" fo:country="ES"/>
    </style:style>
    <style:style style:name="P308" style:parent-style-name="Normal" style:family="paragraph">
      <style:text-properties fo:language="es" fo:country="ES"/>
    </style:style>
    <style:style style:name="P309" style:parent-style-name="Normal" style:family="paragraph">
      <style:text-properties fo:language="es" fo:country="ES"/>
    </style:style>
    <style:style style:name="P310" style:parent-style-name="Normal" style:family="paragraph">
      <style:text-properties fo:language="es" fo:country="ES"/>
    </style:style>
    <style:style style:name="P311" style:parent-style-name="Normal" style:family="paragraph">
      <style:text-properties fo:language="es" fo:country="ES"/>
    </style:style>
    <style:style style:name="P312" style:parent-style-name="Normal" style:family="paragraph">
      <style:text-properties fo:language="es" fo:country="ES"/>
    </style:style>
    <style:style style:name="P313" style:parent-style-name="Normal" style:family="paragraph">
      <style:text-properties fo:language="es" fo:country="ES"/>
    </style:style>
  </office:automatic-styles>
  <office:body>
    <office:text text:use-soft-page-breaks="true">
      <text:p text:style-name="P1">Ejercicio<text:s/>03:<text:s/>Descuento</text:p>
      <text:p text:style-name="Normal"><text:span text:style-name="T15">El comerciante a</text:span><text:span text:style-name="T16">cuerda un descuento del 5 % sobre un importe comprendido<text:s/></text:span><text:span text:style-name="T17">entre 100<text:s/></text:span><text:span text:style-name="T18">y</text:span><text:span text:style-name="T19"><text:s/>500 €, o</text:span><text:span text:style-name="T20"><text:s/>de</text:span><text:span text:style-name="T21">l</text:span><text:span text:style-name="T22"><text:s/>8 %<text:s/></text:span><text:span text:style-name="T23">para importes superiores. El descuento es cero para un importe inferior a</text:span><text:span text:style-name="T24"><text:s/>100 €.<text:s/></text:span><text:span text:style-name="T25">Se</text:span><text:span text:style-name="T26"><text:s/>pide calcular el importe del descuento</text:span><text:span text:style-name="T27">.<text:s/></text:span><text:span text:style-name="T28">El problema c</text:span><text:span text:style-name="T29">onsiste en distinguir los tres casos:</text:span></text:p>
      <text:list text:style-name="WW8Num4">
        <text:list-item text:start-value="1">
          <text:p text:style-name="P30"><text:span text:style-name="T31"> </text:span><text:span text:style-name="T32">El importe</text:span><text:span text:style-name="T33"><text:s/></text:span><text:span text:style-name="T34">pr</text:span><text:span text:style-name="T35">ecio</text:span><text:span text:style-name="T36"><text:s/>es</text:span><text:span text:style-name="T37"><text:s/></text:span><text:span text:style-name="T38">e</text:span><text:span text:style-name="T39">strict</text:span><text:span text:style-name="T40">a</text:span><text:span text:style-name="T41">ment</text:span><text:span text:style-name="T42">e</text:span><text:span text:style-name="T43"><text:s/>inf</text:span><text:span text:style-name="T44">e</text:span><text:span text:style-name="T45">ri</text:span><text:span text:style-name="T46">o</text:span><text:span text:style-name="T47">r<text:s/></text:span><text:span text:style-name="T48">a</text:span><text:span text:style-name="T49"><text:s/>100 €</text:span><text:span text:style-name="T50">:<text:s/></text:span><text:span text:style-name="T51">el descuento es cero.</text:span></text:p>
        </text:list-item>
        <text:list-item>
          <text:p text:style-name="Listeànuméros2"><text:span text:style-name="T52"> </text:span><text:span text:style-name="T53">El importe</text:span><text:span text:style-name="T54"><text:s/></text:span><text:span text:style-name="T55">pr</text:span><text:span text:style-name="T56">ec</text:span><text:span text:style-name="T57">i</text:span><text:span text:style-name="T58">o</text:span><text:span text:style-name="T59"><text:s/>es</text:span><text:span text:style-name="T60"><text:s/>sup</text:span><text:span text:style-name="T61">e</text:span><text:span text:style-name="T62">ri</text:span><text:span text:style-name="T63">o</text:span><text:span text:style-name="T64">r<text:s/></text:span><text:span text:style-name="T65">a</text:span><text:span text:style-name="T66"><text:s/>100 €,<text:s/></text:span><text:span text:style-name="T67">pero perman</text:span><text:span text:style-name="T68">e</text:span><text:span text:style-name="T69">ce estricta</text:span><text:span text:style-name="T70">m</text:span><text:span text:style-name="T71">ente inferior<text:s/></text:span><text:span text:style-name="T72">a</text:span><text:span text:style-name="T73"><text:s/>500 €</text:span><text:span text:style-name="T74">:<text:s/></text:span><text:span text:style-name="T75">el descuento es</text:span><text:span text:style-name="T76"><text:s/>de</text:span><text:span text:style-name="T77">l</text:span><text:span text:style-name="T78"><text:s/>5 %</text:span><text:span text:style-name="T79">.</text:span></text:p>
        </text:list-item>
        <text:list-item>
          <text:p text:style-name="Listeànuméros2"><text:span text:style-name="T80"> </text:span><text:span text:style-name="T81">El importe</text:span><text:span text:style-name="T82"><text:s/></text:span><text:span text:style-name="T83">pr</text:span><text:span text:style-name="T84">ec</text:span><text:span text:style-name="T85">i</text:span><text:span text:style-name="T86">o</text:span><text:span text:style-name="T87"><text:s/>es</text:span><text:span text:style-name="T88"><text:s/></text:span><text:span text:style-name="T89">sup</text:span><text:span text:style-name="T90">erior</text:span><text:span text:style-name="T91"><text:s/></text:span><text:span text:style-name="T92">a</text:span><text:span text:style-name="T93"><text:s/>500 €</text:span><text:span text:style-name="T94">:<text:s/></text:span><text:span text:style-name="T95">el descuento es del</text:span><text:span text:style-name="T96"><text:s/>8 %.</text:span></text:p>
        </text:list-item>
      </text:list>
      <text:p text:style-name="code"><text:span text:style-name="T97"><text:s/></text:span><text:span text:style-name="T98">C</text:span><text:span text:style-name="T99">á</text:span><text:span text:style-name="T100">lcul</text:span><text:span text:style-name="T101">o</text:span><text:span text:style-name="T102"><text:s/>d</text:span><text:span text:style-name="T103">el importe del descuento</text:span></text:p>
      <text:p text:style-name="P104"/>
      <text:p text:style-name="code"><text:span text:style-name="T105">descuento</text:span><text:span text:style-name="T106">(pr</text:span><text:span text:style-name="T107">ec</text:span><text:span text:style-name="T108">i</text:span><text:span text:style-name="T109">o</text:span><text:span text:style-name="T110"> :<text:s/></text:span><text:span text:style-name="T111">R</text:span><text:span text:style-name="T112">E</text:span><text:span text:style-name="T113">A</text:span><text:span text:style-name="T114">L</text:span><text:span text:style-name="T115">) :<text:s/></text:span><text:span text:style-name="T116">R</text:span><text:span text:style-name="T117">E</text:span><text:span text:style-name="T118">A</text:span><text:span text:style-name="T119">L</text:span><text:span text:style-name="T120"><text:line-break/></text:span><text:span text:style-name="T121"><text:s text:c="4"/></text:span><text:span text:style-name="T122">#<text:s/></text:span><text:span text:style-name="T123">Importe del descuento</text:span><text:span text:style-name="T124"><text:s/>aco</text:span><text:span text:style-name="T125">rdado sobre</text:span><text:span text:style-name="T126"><text:s/>`pr</text:span><text:span text:style-name="T127">ec</text:span><text:span text:style-name="T128">i</text:span><text:span text:style-name="T129">o</text:span><text:span text:style-name="T130">'.</text:span><text:span text:style-name="T131"><text:line-break/></text:span><text:span text:style-name="T132"><text:line-break/></text:span><text:span text:style-name="T133">Pr</text:span><text:span text:style-name="T134">e</text:span><text:span text:style-name="T135">condi</text:span><text:span text:style-name="T136">c</text:span><text:span text:style-name="T137">i</text:span><text:span text:style-name="T138">ó</text:span><text:span text:style-name="T139">n</text:span><text:span text:style-name="T140"><text:line-break/></text:span><text:span text:style-name="T141"><text:s text:c="4"/>pr</text:span><text:span text:style-name="T142">ec</text:span><text:span text:style-name="T143">i</text:span><text:span text:style-name="T144">o</text:span><text:span text:style-name="T145"><text:s/>≥ 0</text:span><text:span text:style-name="T146"><text:line-break/></text:span><text:span text:style-name="T147"><text:line-break/></text:span><text:span text:style-name="T148">r</text:span><text:span text:style-name="T149">e</text:span><text:span text:style-name="T150">ali</text:span><text:span text:style-name="T151">z</text:span><text:span text:style-name="T152">a</text:span><text:span text:style-name="T153">c</text:span><text:span text:style-name="T154">i</text:span><text:span text:style-name="T155">ó</text:span><text:span text:style-name="T156">n</text:span><text:span text:style-name="T157"><text:line-break/></text:span><text:span text:style-name="T158"><text:s text:c="4"/></text:span><text:span text:style-name="T159">si</text:span><text:span text:style-name="T160"><text:line-break/></text:span><text:span text:style-name="T161"><text:s text:c="8"/>pr</text:span><text:span text:style-name="T162">ec</text:span><text:span text:style-name="T163">i</text:span><text:span text:style-name="T164">o</text:span><text:span text:style-name="T165"><text:s/>&lt; 100,00</text:span><text:span text:style-name="T166"><text:line-break/></text:span><text:span text:style-name="T167"><text:s text:c="4"/></text:span><text:span text:style-name="T168">entonce</text:span><text:span text:style-name="T169">s</text:span><text:span text:style-name="T170"><text:line-break/></text:span><text:span text:style-name="T171"><text:s text:c="8"/></text:span><text:span text:style-name="T172"># pr</text:span><text:span text:style-name="T173">ec</text:span><text:span text:style-name="T174">i</text:span><text:span text:style-name="T175">o</text:span><text:span text:style-name="T176"><text:s/>&lt; 100,00 =&gt;<text:s/></text:span><text:span text:style-name="T177">no hay descuento</text:span><text:span text:style-name="T178"><text:line-break/></text:span><text:span text:style-name="T179"><text:s text:c="8"/></text:span><text:span text:style-name="T180">R</text:span><text:span text:style-name="T181">e</text:span><text:span text:style-name="T182">sulta</text:span><text:span text:style-name="T183">do</text:span><text:span text:style-name="T184"><text:s/>← 0,00</text:span><text:span text:style-name="T185"><text:line-break/></text:span><text:span text:style-name="T186"><text:s text:c="4"/></text:span><text:span text:style-name="T187">si</text:span><text:span text:style-name="T188"><text:s/></text:span><text:span text:style-name="T189">no</text:span><text:span text:style-name="T190"><text:s/>si</text:span><text:span text:style-name="T191"><text:line-break/></text:span><text:span text:style-name="T192"><text:s text:c="8"/>pr</text:span><text:span text:style-name="T193">ec</text:span><text:span text:style-name="T194">i</text:span><text:span text:style-name="T195">o</text:span><text:span text:style-name="T196"><text:s/>&lt; 500</text:span><text:span text:style-name="T197"><text:line-break/></text:span><text:span text:style-name="T198"><text:s text:c="4"/></text:span><text:span text:style-name="T199">entonce</text:span><text:span text:style-name="T200">s</text:span><text:span text:style-name="T201"><text:line-break/></text:span><text:span text:style-name="T202"><text:s text:c="8"/></text:span><text:span text:style-name="T203"># 100 ≤ pr</text:span><text:span text:style-name="T204">ec</text:span><text:span text:style-name="T205">i</text:span><text:span text:style-name="T206">o</text:span><text:span text:style-name="T207"><text:s/>&lt; 500 =&gt;<text:s/></text:span><text:span text:style-name="T208">descuento</text:span><text:span text:style-name="T209"><text:s/>de</text:span><text:span text:style-name="T210">l</text:span><text:span text:style-name="T211"><text:s/>5 %</text:span><text:span text:style-name="T212"><text:line-break/></text:span><text:span text:style-name="T213"><text:s text:c="8"/></text:span><text:span text:style-name="T214">R</text:span><text:span text:style-name="T215">e</text:span><text:span text:style-name="T216">sulta</text:span><text:span text:style-name="T217">do</text:span><text:span text:style-name="T218"><text:s/>← pr</text:span><text:span text:style-name="T219">ec</text:span><text:span text:style-name="T220">i</text:span><text:span text:style-name="T221">o</text:span><text:span text:style-name="T222"><text:s/>x 0,05</text:span><text:span text:style-name="T223"><text:line-break/></text:span><text:span text:style-name="T224"><text:s text:c="4"/></text:span><text:span text:style-name="T225">si</text:span><text:span text:style-name="T226"><text:s/></text:span><text:span text:style-name="T227">no</text:span><text:span text:style-name="T228"><text:line-break/></text:span><text:span text:style-name="T229"><text:s text:c="8"/></text:span><text:span text:style-name="T230"># pr</text:span><text:span text:style-name="T231">ec</text:span><text:span text:style-name="T232">i</text:span><text:span text:style-name="T233">o</text:span><text:span text:style-name="T234"><text:s/>≥ 500 =&gt;<text:s/></text:span><text:span text:style-name="T235">descuento</text:span><text:span text:style-name="T236"><text:s/>de</text:span><text:span text:style-name="T237">l</text:span><text:span text:style-name="T238"><text:s/>8 %</text:span><text:span text:style-name="T239"><text:line-break/></text:span><text:span text:style-name="T240"><text:s text:c="8"/></text:span><text:span text:style-name="T241">R</text:span><text:span text:style-name="T242">e</text:span><text:span text:style-name="T243">sulta</text:span><text:span text:style-name="T244">do</text:span><text:span text:style-name="T245"><text:s/>← pr</text:span><text:span text:style-name="T246">ec</text:span><text:span text:style-name="T247">i</text:span><text:span text:style-name="T248">o</text:span><text:span text:style-name="T249"><text:s/>x 0,08</text:span><text:span text:style-name="T250"><text:line-break/></text:span><text:span text:style-name="T251"><text:s text:c="4"/></text:span><text:span text:style-name="T252">fin si</text:span><text:span text:style-name="T253"><text:line-break/></text:span><text:span text:style-name="T254"><text:line-break/></text:span><text:span text:style-name="T255">postcondi</text:span><text:span text:style-name="T256">c</text:span><text:span text:style-name="T257">i</text:span><text:span text:style-name="T258">ó</text:span><text:span text:style-name="T259">n</text:span><text:span text:style-name="T260"><text:line-break/></text:span><text:span text:style-name="T261"><text:s text:c="4"/>pr</text:span><text:span text:style-name="T262">ec</text:span><text:span text:style-name="T263">i</text:span><text:span text:style-name="T264">o</text:span><text:span text:style-name="T265"><text:s/>&lt; 100,00 <text:s text:c="3"/>=&gt;<text:s/></text:span><text:span text:style-name="T266">R</text:span><text:span text:style-name="T267">e</text:span><text:span text:style-name="T268">sulta</text:span><text:span text:style-name="T269">do</text:span><text:span text:style-name="T270"><text:s/>= 0,00</text:span><text:span text:style-name="T271"><text:line-break/></text:span><text:span text:style-name="T272"><text:s text:c="4"/>100 ≤ pr</text:span><text:span text:style-name="T273">ec</text:span><text:span text:style-name="T274">i</text:span><text:span text:style-name="T275">o</text:span><text:span text:style-name="T276"><text:s/>&lt; 500 =&gt;<text:s/></text:span><text:span text:style-name="T277">R</text:span><text:span text:style-name="T278">e</text:span><text:span text:style-name="T279">sulta</text:span><text:span text:style-name="T280">do</text:span><text:span text:style-name="T281"><text:s/>= pr</text:span><text:span text:style-name="T282">ec</text:span><text:span text:style-name="T283">i</text:span><text:span text:style-name="T284">o</text:span><text:span text:style-name="T285"><text:s/>x 0,05</text:span><text:span text:style-name="T286"><text:line-break/></text:span><text:span text:style-name="T287"><text:s text:c="4"/>500 ≤ pr</text:span><text:span text:style-name="T288">ec</text:span><text:span text:style-name="T289">i</text:span><text:span text:style-name="T290">o</text:span><text:span text:style-name="T291"><text:s text:c="7"/>=&gt;<text:s/></text:span><text:span text:style-name="T292">R</text:span><text:span text:style-name="T293">e</text:span><text:span text:style-name="T294">sulta</text:span><text:span text:style-name="T295">do</text:span><text:span text:style-name="T296"><text:s/>= pr</text:span><text:span text:style-name="T297">ec</text:span><text:span text:style-name="T298">i</text:span><text:span text:style-name="T299">o</text:span><text:span text:style-name="T300"><text:s/>x 0,08</text:span><text:span text:style-name="T301"><text:line-break/></text:span><text:span text:style-name="T302"><text:line-break/></text:span><text:span text:style-name="T303">fin<text:s/></text:span><text:span text:style-name="T304">descuento</text:span></text:p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urier, 'Courier New'" svg:font-family="Courier, 'Courier New'" style:font-family-generic="moder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text-combine="none" fo:hyphenate="true"/>
    </style:default-style>
    <style:style style:name="titreniv1" style:display-name="titre niv1" style:family="paragraph" style:parent-style-name="Standard" style:next-style-name="Standard" style:default-outline-level="1">
      <style:paragraph-properties fo:keep-with-next="always" fo:text-align="start" fo:margin-top="0.3333in" fo:margin-bottom="0.1666in">
        <style:tab-stops>
          <style:tab-stop style:type="left" style:position="0.5513in"/>
        </style:tab-stops>
      </style:paragraph-properties>
      <style:text-properties fo:font-weight="bold" style:font-weight-asian="bold" style:font-weight-complex="bold" fo:font-size="14pt" style:font-size-asian="14pt" style:font-size-complex="18pt" fo:hyphenate="false"/>
    </style:style>
    <style:style style:name="titreniv2" style:display-name="titre niv2" style:family="paragraph" style:parent-style-name="Standard" style:next-style-name="Standard" style:default-outline-level="2">
      <style:paragraph-properties fo:keep-with-next="always" fo:text-align="start" fo:margin-top="0.1666in" fo:margin-bottom="0.1666in">
        <style:tab-stops>
          <style:tab-stop style:type="left" style:position="0.7875in"/>
        </style:tab-stops>
      </style:paragraph-properties>
      <style:text-properties fo:font-weight="bold" style:font-weight-asian="bold" style:font-weight-complex="bold" fo:color="#0000FF" fo:font-size="14pt" style:font-size-asian="14pt" style:font-size-complex="14pt" fo:hyphenate="false"/>
    </style:style>
    <style:style style:name="titreniv3" style:display-name="titre niv3" style:family="paragraph" style:parent-style-name="Standard" style:next-style-name="Standard" style:default-outline-level="3">
      <style:paragraph-properties fo:keep-with-next="always" fo:text-align="start" fo:margin-top="0.1666in" fo:margin-bottom="0.1666in">
        <style:tab-stops>
          <style:tab-stop style:type="left" style:position="0.9847in"/>
        </style:tab-stops>
      </style:paragraph-properties>
      <style:text-properties fo:font-weight="bold" style:font-weight-asian="bold" style:font-weight-complex="bold" fo:color="#FF0000" fo:font-size="12pt" style:font-size-asian="12pt" fo:hyphenate="false"/>
    </style:style>
    <style:style style:name="Normal" style:display-name="Normal" style:family="paragraph">
      <style:paragraph-properties fo:margin-top="0.0826in" fo:margin-bottom="0.0826in"/>
      <style:text-properties fo:hyphenate="false"/>
    </style:style>
    <style:style style:name="Título1" style:display-name="Título 1" style:family="paragraph" style:parent-style-name="Standard" style:next-style-name="titreniv2" style:default-outline-level="1">
      <style:text-properties fo:hyphenate="false"/>
    </style:style>
    <style:style style:name="Título2" style:display-name="Título 2" style:family="paragraph" style:parent-style-name="Standard" style:next-style-name="Standard" style:default-outline-level="2">
      <style:text-properties fo:hyphenate="false"/>
    </style:style>
    <style:style style:name="Título3" style:display-name="Título 3" style:family="paragraph" style:parent-style-name="Standard" style:next-style-name="Standard" style:default-outline-level="3">
      <style:text-properties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style:font-name="Times New Roman" style:font-name-complex="Times New Roman" fo:font-weight="bold" style:font-weight-asian="bold" style:font-weight-complex="bold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style:font-name="Times New Roman" style:font-name-complex="Times New Roman" fo:font-size="12pt" style:font-size-asian="12pt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style:font-name="Times New Roman" style:font-name-complex="Times New Roman" fo:font-style="italic" style:font-style-asian="italic" style:font-style-complex="italic" fo:font-size="12pt" style:font-size-asian="12pt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size-complex="11pt"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top="0.0833in"/>
      <style:text-properties style:font-name="Arial" style:font-name-asian="Times New Roman" style:font-name-complex="Arial" fo:font-size="11pt" style:font-size-asian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bottom="0.0833in"/>
      <style:text-properties style:font-name-complex="Tahoma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liste1" style:display-name="liste1" style:family="paragraph" style:parent-style-name="Standard" style:list-style-name="WW8Num37">
      <style:text-properties fo:hyphenate="false"/>
    </style:style>
    <style:style style:name="soustitre" style:display-name="soustitre" style:family="paragraph" style:parent-style-name="Standard" style:next-style-name="Standard">
      <style:paragraph-properties fo:margin-top="0.1652in" fo:margin-bottom="0.1576in"/>
      <style:text-properties fo:font-weight="bold" style:font-weight-asian="bold" style:font-weight-complex="bold" style:text-underline-type="single" style:text-underline-style="solid" style:text-underline-width="bold" style:text-underline-mode="continuous" fo:hyphenate="false"/>
    </style:style>
    <style:style style:name="manip" style:display-name="manip" style:family="paragraph" style:parent-style-name="Standard" style:list-style-name="WW8Num14">
      <style:text-properties fo:hyphenate="false"/>
    </style:style>
    <style:style style:name="ecran" style:display-name="ecran" style:family="paragraph" style:parent-style-name="Standard">
      <style:paragraph-properties fo:text-align="center" fo:margin-bottom="0.0833in"/>
      <style:text-properties fo:hyphenate="false"/>
    </style:style>
    <style:style style:name="remarque" style:display-name="remarque" style:family="paragraph" style:parent-style-name="Standard" style:next-style-name="Standard" style:list-style-name="WW8Num19">
      <style:paragraph-properties fo:margin-top="0.1666in" fo:margin-bottom="0.1666in">
        <style:tab-stops>
          <style:tab-stop style:type="left" style:position="0.7083in"/>
        </style:tab-stops>
      </style:paragraph-properties>
      <style:text-properties fo:font-style="italic" style:font-style-asian="italic" style:font-style-complex="italic" fo:hyphenate="false"/>
    </style:style>
    <style:style style:name="exemple" style:display-name="exemple" style:family="paragraph" style:parent-style-name="Standard">
      <style:paragraph-properties fo:margin-bottom="0.0833in"/>
      <style:text-properties fo:font-style="italic" style:font-style-asian="italic" style:font-style-complex="italic" fo:hyphenate="false"/>
    </style:style>
    <style:style style:name="code" style:display-name="code" style:family="paragraph" style:parent-style-name="Standard" style:next-style-name="Standard">
      <style:paragraph-properties fo:border="0.0069in solid #000000" fo:padding="0.0555in" style:shadow="none" fo:text-align="start" fo:margin-top="0in" fo:margin-left="0.1972in" fo:margin-right="0.3937in" fo:background-color="#F3F3F3">
        <style:tab-stops/>
      </style:paragraph-properties>
      <style:text-properties style:font-name="Courier, 'Courier New'" style:font-name-asian="Courier, 'Courier New'" style:font-name-complex="Courier, 'Courier New'" fo:font-size="9pt" style:font-size-asian="9pt" style:font-size-complex="9pt" fo:hyphenate="false"/>
    </style:style>
    <style:style style:name="align" style:display-name="align" style:family="paragraph" style:parent-style-name="Standard">
      <style:paragraph-properties fo:margin-left="0.1972in">
        <style:tab-stops/>
      </style:paragraph-properties>
      <style:text-properties fo:hyphenate="false"/>
    </style:style>
    <style:style style:name="liste2" style:display-name="liste2" style:family="paragraph" style:list-style-name="WW8Num17">
      <style:paragraph-properties fo:widows="2" fo:orphans="2" fo:text-align="justify" fo:margin-top="0.0833in">
        <style:tab-stops>
          <style:tab-stop style:type="left" style:position="0.3152in"/>
        </style:tab-stops>
      </style:paragraph-properties>
      <style:text-properties style:font-name="Arial" style:font-name-asian="Arial" style:font-name-complex="Arial" style:language-complex="ar" style:country-complex="SA" fo:hyphenate="false"/>
    </style:style>
    <style:style style:name="chapitre" style:display-name="chapitre" style:family="paragraph" style:parent-style-name="Standard" style:next-style-name="titreniv1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titre_exemple" style:display-name="titre_exemple" style:family="paragraph" style:parent-style-name="Standard" style:next-style-name="exemple">
      <style:paragraph-properties fo:margin-top="0.0826in" fo:margin-bottom="0.0784in"/>
      <style:text-properties fo:font-style="italic" style:font-style-asian="italic" style:text-underline-type="single" style:text-underline-style="solid" style:text-underline-width="auto" style:text-underline-mode="continuous" fo:hyphenate="false"/>
    </style:style>
    <style:style style:name="titre_syntaxe" style:display-name="titre_syntaxe" style:family="paragraph" style:parent-style-name="Standard">
      <style:paragraph-properties fo:margin-bottom="0.0833in"/>
      <style:text-properties fo:font-style="italic" style:font-style-asian="italic" style:font-size-complex="11pt" style:text-underline-type="single" style:text-underline-style="solid" style:text-underline-width="auto" style:text-underline-mode="continuous" fo:hyphenate="false"/>
    </style:style>
    <style:style style:name="syntaxe" style:display-name="syntaxe" style:family="paragraph">
      <style:paragraph-properties fo:widows="2" fo:orphans="2" fo:margin-left="0.1972in" fo:margin-right="0.3937in">
        <style:tab-stops/>
      </style:paragraph-properties>
      <style:text-properties style:font-name="Courier, 'Courier New'" style:font-name-asian="Arial" style:font-name-complex="Courier, 'Courier New'" fo:font-size="9pt" style:font-size-asian="9pt" style:font-size-complex="9pt" style:language-complex="ar" style:country-complex="SA" fo:hyphenate="false"/>
    </style:style>
    <style:style style:name="Addressee" style:display-name="Addressee" style:family="paragraph" style:parent-style-name="Standard">
      <style:paragraph-properties fo:margin-left="1.9687in">
        <style:tab-stops/>
      </style:paragraph-properties>
      <style:text-properties fo:font-size="12pt" style:font-size-asian="12pt" fo:hyphenate="false"/>
    </style:style>
    <style:style style:name="Sender" style:display-name="Sender" style:family="paragraph" style:parent-style-name="Standard">
      <style:text-properties fo:font-size="10pt" style:font-size-asian="10pt" style:font-size-complex="10pt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font-style="italic" style:font-style-asian="italic" fo:hyphenate="false"/>
    </style:style>
    <style:style style:name="Listeànuméros2" style:display-name="Liste à numéros 2" style:family="paragraph" style:parent-style-name="Standard" style:list-style-name="WW8Num4"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Firma" style:display-name="Firma" style:family="paragraph" style:parent-style-name="Standard">
      <style:paragraph-properties fo:margin-left="2.9527in">
        <style:tab-stops/>
      </style:paragraph-properties>
      <style:text-properties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fo:font-size="12pt" style:font-size-asian="12pt" fo:hyphenate="false"/>
    </style:style>
    <style:style style:name="Título" style:display-name="Título" style:family="paragraph" style:parent-style-name="Standard" style:next-style-name="Subtítulo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centré" style:display-name="centré" style:family="paragraph" style:parent-style-name="Standard" style:next-style-name="Standard">
      <style:paragraph-properties fo:text-align="center"/>
      <style:text-properties fo:hyphenate="false"/>
    </style:style>
    <style:style style:name="titre_tablo" style:display-name="titre_tablo" style:family="paragraph" style:parent-style-name="Standard">
      <style:paragraph-properties fo:text-align="center"/>
      <style:text-properties fo:font-weight="bold" style:font-weight-asian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olicepardéfaut" style:display-name="Police par défaut" style:family="text">
      <style:text-properties style:font-name="Arial" style:font-name-asian="Arial" style:font-name-complex="Arial" fo:font-size="11pt" style:font-size-asian="11pt"/>
    </style:style>
    <style:style style:name="courier9" style:display-name="courier9" style:family="text" style:parent-style-name="Policepardéfaut">
      <style:text-properties style:font-name="Courier New" style:font-name-asian="Courier New" style:font-name-complex="Courier New" fo:font-size="9pt" style:font-size-asian="9pt"/>
    </style:style>
    <style:style style:name="courier11" style:display-name="courier11" style:family="text" style:parent-style-name="Policepardéfaut">
      <style:text-properties style:font-name="Courier New" style:font-name-asian="Courier New" style:font-name-complex="Courier New" fo:font-size="11pt" style:font-size-asian="11pt"/>
    </style:style>
    <style:style style:name="gras" style:display-name="gras" style:family="text" style:parent-style-name="Policepardéfaut">
      <style:text-properties style:font-name="Arial" style:font-name-asian="Arial" style:font-name-complex="Arial" fo:font-weight="bold" style:font-weight-asian="bold" fo:font-size="11pt" style:font-size-asian="11pt"/>
    </style:style>
    <style:style style:name="italique" style:display-name="italique" style:family="text" style:parent-style-name="Policepardéfaut">
      <style:text-properties style:font-name="Arial" style:font-name-asian="Arial" style:font-name-complex="Arial" fo:font-style="italic" style:font-style-asian="italic" fo:font-size="11pt" style:font-size-asian="11pt"/>
    </style:style>
    <style:style style:name="courier_gras_11" style:display-name="courier_gras_11" style:family="text" style:parent-style-name="Policepardéfau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courier_gras_9" style:display-name="courier_gras_9" style:family="text" style:parent-style-name="Policepardéfaut">
      <style:text-properties style:font-name="Courier New" style:font-name-asian="Courier New" style:font-name-complex="Courier New" fo:font-weight="bold" style:font-weight-asian="bold" fo:font-size="9pt" style:font-size-asian="9pt"/>
    </style:style>
    <style:style style:name="gras_italique" style:display-name="gras_italique" style:family="text" style:parent-style-name="Policepardéfaut">
      <style:text-properties style:font-name="Arial" style:font-name-asian="Arial" style:font-name-complex="Arial" fo:font-weight="bold" style:font-weight-asian="bold" fo:font-style="italic" style:font-style-asian="italic" fo:font-size="11pt" style:font-size-asian="11pt"/>
    </style:style>
    <style:style style:name="souligné" style:display-name="souligné" style:family="text" style:parent-style-name="Policepardéfaut">
      <style:text-properties style:font-name="Arial" style:font-name-asian="Arial" style:font-name-complex="Arial" fo:font-size="11pt" style:font-size-asian="11pt" style:text-underline-type="single" style:text-underline-style="solid" style:text-underline-width="auto" style:text-underline-mode="skip-white-space" style:text-underline-color="font-color"/>
    </style:style>
    <style:style style:name="Énfasis" style:display-name="Énfasis" style:family="text" style:parent-style-name="Policepardéfaut">
      <style:text-properties style:font-name="Arial" style:font-name-asian="Arial" style:font-name-complex="Arial" fo:font-style="italic" style:font-style-asian="italic" style:font-style-complex="italic" fo:font-size="11pt" style:font-size-asian="11pt"/>
    </style:style>
    <style:style style:name="StrongEmphasis" style:display-name="Strong Emphasis" style:family="text" style:parent-style-name="Policepardéfaut">
      <style:text-properties style:font-name="Arial" style:font-name-asian="Arial" style:font-name-complex="Arial" fo:font-weight="bold" style:font-weight-asian="bold" style:font-weight-complex="bold" fo:font-size="11pt" style:font-size-asian="11pt"/>
    </style:style>
    <style:style style:name="Internetlink" style:display-name="Internet link" style:family="text" style:parent-style-name="Policepardéfaut">
      <style:text-properties style:font-name="Arial" style:font-name-asian="Arial" style:font-name-complex="Arial" fo:color="#0000FF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Policepardéfaut">
      <style:text-properties style:font-name="Arial" style:font-name-asian="Arial" style:font-name-complex="Arial" fo:color="#80008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Linenumbering" style:display-name="Line numbering" style:family="text" style:parent-style-name="Policepardéfaut">
      <style:text-properties style:font-name="Arial" style:font-name-asian="Arial" style:font-name-complex="Arial" fo:font-size="11pt" style:font-size-asian="11pt"/>
    </style:style>
    <style:style style:name="Númerodepágina" style:display-name="Número de página" style:family="text" style:parent-style-name="Policepardéfaut">
      <style:text-properties style:font-name="Arial" style:font-name-asian="Arial" style:font-name-complex="Arial" fo:font-size="11pt" style:font-size-asian="11pt"/>
    </style:style>
    <style:style style:name="cara10" style:display-name="cara10" style:family="text" style:parent-style-name="Policepardéfaut">
      <style:text-properties style:font-name="Arial" style:font-name-asian="Arial" style:font-name-complex="Arial" fo:font-size="10pt" style:font-size-asian="10pt"/>
    </style:style>
    <style:style style:name="cara9" style:display-name="cara9" style:family="text" style:parent-style-name="Policepardéfaut">
      <style:text-properties style:font-name="Arial" style:font-name-asian="Arial" style:font-name-complex="Arial" fo:font-size="9pt" style:font-size-asian="9pt"/>
    </style:style>
    <style:style style:name="puce_rem" style:display-name="puce_rem" style:family="text">
      <style:text-properties style:font-name="Wingdings" style:font-name-asian="Wingdings" style:font-name-complex="Wingdings" fo:color="#FF6633" fo:font-size="20pt" style:font-size-asian="20pt"/>
    </style:style>
    <style:style style:name="puce_liste2" style:display-name="puce_liste2" style:family="text">
      <style:text-properties style:font-name="Wingdings" style:font-name-asian="Wingdings" style:font-name-complex="Wingdings" fo:font-size="8pt" style:font-size-asian="8pt"/>
    </style:style>
    <style:style style:name="puce_manip" style:display-name="puce_manip" style:family="text">
      <style:text-properties style:font-name="Wingdings" style:font-name-asian="Wingdings" style:font-name-complex="Wingdings" fo:font-size="9pt" style:font-size-asian="9pt"/>
    </style: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WW8Num5" style:display-name="WW8Num5">
      <text:list-level-style-bullet text:level="1" text:style-name="WW_CharLFO6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/>
    </style:style>
    <text:list-style style:name="WW8Num6" style:display-name="WW8Num6">
      <text:list-level-style-bullet text:level="1" text:style-name="WW_CharLFO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/>
    </style:style>
    <text:list-style style:name="WW8Num7" style:display-name="WW8Num7">
      <text:list-level-style-bullet text:level="1" text:style-name="WW_CharLFO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Symbol"/>
    </style:style>
    <text:list-style style:name="WW8Num8" style:display-name="WW8Num8">
      <text:list-level-style-bullet text:level="1" text:style-name="WW_CharLFO9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style:font-name="Symbol"/>
    </style:style>
    <text:list-style style:name="WW8Num10" style:display-name="WW8Num10">
      <text:list-level-style-bullet text:level="1" text:style-name="WW_CharLFO1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1" style:display-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2" style:display-name="WW8Num12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3" style:display-name="WW8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style:font-name="Wingdings" fo:font-size="9pt" style:font-size-asian="9pt"/>
    </style:style>
    <text:list-style style:name="WW8Num14" style:display-name="WW8Num14">
      <text:list-level-style-bullet text:level="1" text:style-name="WW_CharLFO15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5" style:display-name="WW8Num15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style:font-name="Wingdings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text:list-style style:name="WW8Num16" style:display-name="WW8Num16">
      <text:list-level-style-bullet text:level="1" text:style-name="WW_CharLFO17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8LVL1" style:family="text">
      <style:text-properties style:font-name="Wingdings" fo:font-size="8pt" style:font-size-asian="8pt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text:list-style style:name="WW8Num17" style:display-name="WW8Num17">
      <text:list-level-style-bullet text:level="1" text:style-name="WW_CharLFO18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9LVL1" style:family="text">
      <style:text-properties style:font-name="Wingdings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text:list-style style:name="WW8Num18" style:display-name="WW8Num18">
      <text:list-level-style-bullet text:level="1" text:style-name="WW_CharLFO19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20LVL1" style:family="text">
      <style:text-properties style:font-name="Wingdings" fo:color="#FF6633" fo:font-size="20pt" style:font-size-asian="20pt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text:list-style style:name="WW8Num19" style:display-name="WW8Num19">
      <text:list-level-style-bullet text:level="1" text:style-name="WW_CharLFO20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0" style:display-name="WW8Num20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22LVL1" style:family="text">
      <style:text-properties style:font-name="Wingdings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text:list-style style:name="WW8Num21" style:display-name="WW8Num21">
      <text:list-level-style-bullet text:level="1" text:style-name="WW_CharLFO22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2" style:display-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3" style:display-name="WW8Num23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5LVL1" style:family="text">
      <style:text-properties style:font-name="Wingdings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text:list-style style:name="WW8Num24" style:display-name="WW8Num24">
      <text:list-level-style-bullet text:level="1" text:style-name="WW_CharLFO25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5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5" style:display-name="WW8Num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6" style:display-name="WW8Num26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8LVL1" style:family="text">
      <style:text-properties style:font-name="Wingdings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text:list-style style:name="WW8Num27" style:display-name="WW8Num27">
      <text:list-level-style-bullet text:level="1" text:style-name="WW_CharLFO28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29LVL1" style:family="text">
      <style:text-properties style:font-name="Wingdings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text:list-style style:name="WW8Num28" style:display-name="WW8Num28">
      <text:list-level-style-bullet text:level="1" text:style-name="WW_CharLFO29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0LVL1" style:family="text">
      <style:text-properties style:font-name="Wingdings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text:list-style style:name="WW8Num29" style:display-name="WW8Num29">
      <text:list-level-style-bullet text:level="1" text:style-name="WW_CharLFO30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30" style:display-name="WW8Num30">
      <text:list-level-style-number text:level="1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8Num31" style:display-name="WW8Num31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2" style:display-name="WW8Num3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33" style:display-name="WW8Num33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5LVL1" style:family="text">
      <style:text-properties style:font-name="Wingdings"/>
    </style:style>
    <style:style style:name="WW_CharLFO35LVL2" style:family="text">
      <style:text-properties style:font-name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/>
    </style:style>
    <style:style style:name="WW_CharLFO35LVL9" style:family="text">
      <style:text-properties style:font-name="Wingdings"/>
    </style:style>
    <text:list-style style:name="WW8Num34" style:display-name="WW8Num34">
      <text:list-level-style-bullet text:level="1" text:style-name="WW_CharLFO35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5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6LVL1" style:family="text">
      <style:text-properties style:font-name="Wingdings"/>
    </style:style>
    <style:style style:name="WW_CharLFO36LVL2" style:family="text">
      <style:text-properties style:font-name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/>
    </style:style>
    <style:style style:name="WW_CharLFO36LVL9" style:family="text">
      <style:text-properties style:font-name="Wingdings"/>
    </style:style>
    <text:list-style style:name="WW8Num35" style:display-name="WW8Num35">
      <text:list-level-style-bullet text:level="1" text:style-name="WW_CharLFO36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6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7LVL1" style:family="text">
      <style:text-properties style:font-name="Wingdings"/>
    </style:style>
    <style:style style:name="WW_CharLFO37LVL2" style:family="text">
      <style:text-properties style:font-name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text:list-style style:name="WW8Num36" style:display-name="WW8Num36">
      <text:list-level-style-bullet text:level="1" text:style-name="WW_CharLFO37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8LVL1" style:family="text">
      <style:text-properties style:font-name="Symbol"/>
    </style:style>
    <text:list-style style:name="WW8Num37" style:display-name="WW8Num37">
      <text:list-level-style-bullet text:level="1" text:style-name="WW_CharLFO3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8" style:display-name="WW8Num38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0LVL1" style:family="text">
      <style:text-properties style:font-name="Wingdings"/>
    </style:style>
    <style:style style:name="WW_CharLFO40LVL2" style:family="text">
      <style:text-properties style:font-name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/>
    </style:style>
    <style:style style:name="WW_CharLFO40LVL9" style:family="text">
      <style:text-properties style:font-name="Wingdings"/>
    </style:style>
    <text:list-style style:name="WW8Num39" style:display-name="WW8Num39">
      <text:list-level-style-bullet text:level="1" text:style-name="WW_CharLFO40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4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41LVL1" style:family="text">
      <style:text-properties style:font-name="Symbol"/>
    </style:style>
    <style:style style:name="WW_CharLFO41LVL2" style:family="text">
      <style:text-properties style:font-name="Symbol"/>
    </style:style>
    <style:style style:name="WW_CharLFO41LVL3" style:family="text">
      <style:text-properties style:font-name="Symbol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Symbol"/>
    </style:style>
    <style:style style:name="WW_CharLFO41LVL6" style:family="text">
      <style:text-properties style:font-name="Symbol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Symbol"/>
    </style:style>
    <style:style style:name="WW_CharLFO41LVL9" style:family="text">
      <style:text-properties style:font-name="Symbol"/>
    </style:style>
    <text:list-style style:name="RTF_Num19" style:display-name="RTF_Num 19">
      <text:list-level-style-bullet text:level="1" text:style-name="WW_CharLFO41LVL1" text:bullet-char="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ymbol"/>
      </text:list-level-style-bullet>
      <text:list-level-style-bullet text:level="2" text:style-name="WW_CharLFO41LVL2" text:bullet-char="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ymbol"/>
      </text:list-level-style-bullet>
      <text:list-level-style-bullet text:level="3" text:style-name="WW_CharLFO41LVL3" text:bullet-char="">
        <style:list-level-properties text:space-before="0.3152in" text:min-label-width="0.1576in" text:list-level-position-and-space-mode="label-alignment">
          <style:list-level-label-alignment text:label-followed-by="listtab" fo:margin-left="0.4729in" fo:text-indent="-0.1576in"/>
        </style:list-level-properties>
        <style:text-properties style:font-name="Symbol"/>
      </text:list-level-style-bullet>
      <text:list-level-style-bullet text:level="4" text:style-name="WW_CharLFO41LVL4" text:bullet-char="">
        <style:list-level-properties text:space-before="0.4729in" text:min-label-width="0.1576in" text:list-level-position-and-space-mode="label-alignment">
          <style:list-level-label-alignment text:label-followed-by="listtab" fo:margin-left="0.6305in" fo:text-indent="-0.1576in"/>
        </style:list-level-properties>
        <style:text-properties style:font-name="Symbol"/>
      </text:list-level-style-bullet>
      <text:list-level-style-bullet text:level="5" text:style-name="WW_CharLFO41LVL5" text:bullet-char="">
        <style:list-level-properties text:space-before="0.6305in" text:min-label-width="0.1576in" text:list-level-position-and-space-mode="label-alignment">
          <style:list-level-label-alignment text:label-followed-by="listtab" fo:margin-left="0.7881in" fo:text-indent="-0.1576in"/>
        </style:list-level-properties>
        <style:text-properties style:font-name="Symbol"/>
      </text:list-level-style-bullet>
      <text:list-level-style-bullet text:level="6" text:style-name="WW_CharLFO41LVL6" text:bullet-char="">
        <style:list-level-properties text:space-before="0.7881in" text:min-label-width="0.1576in" text:list-level-position-and-space-mode="label-alignment">
          <style:list-level-label-alignment text:label-followed-by="listtab" fo:margin-left="0.9458in" fo:text-indent="-0.1576in"/>
        </style:list-level-properties>
        <style:text-properties style:font-name="Symbol"/>
      </text:list-level-style-bullet>
      <text:list-level-style-bullet text:level="7" text:style-name="WW_CharLFO41LVL7" text:bullet-char="">
        <style:list-level-properties text:space-before="0.9458in" text:min-label-width="0.1576in" text:list-level-position-and-space-mode="label-alignment">
          <style:list-level-label-alignment text:label-followed-by="listtab" fo:margin-left="1.1034in" fo:text-indent="-0.1576in"/>
        </style:list-level-properties>
        <style:text-properties style:font-name="Symbol"/>
      </text:list-level-style-bullet>
      <text:list-level-style-bullet text:level="8" text:style-name="WW_CharLFO41LVL8" text:bullet-char="">
        <style:list-level-properties text:space-before="1.1034in" text:min-label-width="0.1576in" text:list-level-position-and-space-mode="label-alignment">
          <style:list-level-label-alignment text:label-followed-by="listtab" fo:margin-left="1.2611in" fo:text-indent="-0.1576in"/>
        </style:list-level-properties>
        <style:text-properties style:font-name="Symbol"/>
      </text:list-level-style-bullet>
      <text:list-level-style-bullet text:level="9" text:style-name="WW_CharLFO41LVL9" text:bullet-char="">
        <style:list-level-properties text:space-before="1.2611in" text:min-label-width="0.1576in" text:list-level-position-and-space-mode="label-alignment">
          <style:list-level-label-alignment text:label-followed-by="listtab" fo:margin-left="1.4187in" fo:text-indent="-0.1576in"/>
        </style:list-level-properties>
        <style:text-properties style:font-name="Symbol"/>
      </text:list-level-style-bullet>
    </text:list-style>
    <style:style style:name="WW_CharLFO42LVL1" style:family="text">
      <style:text-properties style:font-name="Wingdings"/>
    </style:style>
    <style:style style:name="WW_CharLFO42LVL2" style:family="text">
      <style:text-properties style:font-name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/>
    </style:style>
    <style:style style:name="WW_CharLFO42LVL9" style:family="text">
      <style:text-properties style:font-name="Wingdings"/>
    </style:style>
    <text:list-style style:name="RTF_Num14" style:display-name="RTF_Num 14">
      <text:list-level-style-bullet text:level="1" text:style-name="WW_CharLFO42LVL1" text:bullet-char="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Wingdings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3LVL1" style:family="text">
      <style:text-properties style:font-name="Wingdings"/>
    </style:style>
    <style:style style:name="WW_CharLFO43LVL2" style:family="text">
      <style:text-properties style:font-name="Wingdings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Wingdings"/>
    </style:style>
    <style:style style:name="WW_CharLFO43LVL5" style:family="text">
      <style:text-properties style:font-name="Wingdings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Wingdings"/>
    </style:style>
    <style:style style:name="WW_CharLFO43LVL8" style:family="text">
      <style:text-properties style:font-name="Wingdings"/>
    </style:style>
    <style:style style:name="WW_CharLFO43LVL9" style:family="text">
      <style:text-properties style:font-name="Wingdings"/>
    </style:style>
    <text:list-style style:name="RTF_Num12" style:display-name="RTF_Num 12">
      <text:list-level-style-bullet text:level="1" text:style-name="WW_CharLFO43LVL1" text:bullet-char="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  <style:text-properties style:font-name="Wingdings"/>
      </text:list-level-style-bullet>
      <text:list-level-style-bullet text:level="2" text:style-name="WW_CharLFO43LVL2" text:bullet-char="">
        <style:list-level-properties text:space-before="0.1972in" text:min-label-width="0.1972in" text:list-level-position-and-space-mode="label-alignment">
          <style:list-level-label-alignment text:label-followed-by="listtab" fo:margin-left="0.3944in" fo:text-indent="-0.1972in"/>
        </style:list-level-properties>
        <style:text-properties style:font-name="Wingdings"/>
      </text:list-level-style-bullet>
      <text:list-level-style-bullet text:level="3" text:style-name="WW_CharLFO43LVL3" text:bullet-char="">
        <style:list-level-properties text:space-before="0.3944in" text:min-label-width="0.1972in" text:list-level-position-and-space-mode="label-alignment">
          <style:list-level-label-alignment text:label-followed-by="listtab" fo:margin-left="0.5916in" fo:text-indent="-0.1972in"/>
        </style:list-level-properties>
        <style:text-properties style:font-name="Wingdings"/>
      </text:list-level-style-bullet>
      <text:list-level-style-bullet text:level="4" text:style-name="WW_CharLFO43LVL4" text:bullet-char="">
        <style:list-level-properties text:space-before="0.5916in" text:min-label-width="0.1972in" text:list-level-position-and-space-mode="label-alignment">
          <style:list-level-label-alignment text:label-followed-by="listtab" fo:margin-left="0.7888in" fo:text-indent="-0.1972in"/>
        </style:list-level-properties>
        <style:text-properties style:font-name="Wingdings"/>
      </text:list-level-style-bullet>
      <text:list-level-style-bullet text:level="5" text:style-name="WW_CharLFO43LVL5" text:bullet-char="">
        <style:list-level-properties text:space-before="0.7888in" text:min-label-width="0.1972in" text:list-level-position-and-space-mode="label-alignment">
          <style:list-level-label-alignment text:label-followed-by="listtab" fo:margin-left="0.9861in" fo:text-indent="-0.1972in"/>
        </style:list-level-properties>
        <style:text-properties style:font-name="Wingdings"/>
      </text:list-level-style-bullet>
      <text:list-level-style-bullet text:level="6" text:style-name="WW_CharLFO43LVL6" text:bullet-char="">
        <style:list-level-properties text:space-before="0.9861in" text:min-label-width="0.1972in" text:list-level-position-and-space-mode="label-alignment">
          <style:list-level-label-alignment text:label-followed-by="listtab" fo:margin-left="1.1833in" fo:text-indent="-0.1972in"/>
        </style:list-level-properties>
        <style:text-properties style:font-name="Wingdings"/>
      </text:list-level-style-bullet>
      <text:list-level-style-bullet text:level="7" text:style-name="WW_CharLFO43LVL7" text:bullet-char="">
        <style:list-level-properties text:space-before="1.1833in" text:min-label-width="0.1972in" text:list-level-position-and-space-mode="label-alignment">
          <style:list-level-label-alignment text:label-followed-by="listtab" fo:margin-left="1.3805in" fo:text-indent="-0.1972in"/>
        </style:list-level-properties>
        <style:text-properties style:font-name="Wingdings"/>
      </text:list-level-style-bullet>
      <text:list-level-style-bullet text:level="8" text:style-name="WW_CharLFO43LVL8" text:bullet-char="">
        <style:list-level-properties text:space-before="1.3805in" text:min-label-width="0.1972in" text:list-level-position-and-space-mode="label-alignment">
          <style:list-level-label-alignment text:label-followed-by="listtab" fo:margin-left="1.5777in" fo:text-indent="-0.1972in"/>
        </style:list-level-properties>
        <style:text-properties style:font-name="Wingdings"/>
      </text:list-level-style-bullet>
      <text:list-level-style-bullet text:level="9" text:style-name="WW_CharLFO43LVL9" text:bullet-char="">
        <style:list-level-properties text:space-before="1.5777in" text:min-label-width="0.1972in" text:list-level-position-and-space-mode="label-alignment">
          <style:list-level-label-alignment text:label-followed-by="listtab" fo:margin-left="1.775in" fo:text-indent="-0.1972in"/>
        </style:list-level-properties>
        <style:text-properties style:font-name="Wingdings"/>
      </text:list-level-style-bullet>
    </text:list-style>
    <text:list-style style:name="RTF_Num5" style:display-name="RTF_Num 5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643in" text:min-label-width="0.25in" text:list-level-position-and-space-mode="label-alignment">
          <style:list-level-label-alignment text:label-followed-by="listtab" fo:margin-left="0.893in" fo:text-indent="-0.25in"/>
        </style:list-level-properties>
      </text:list-level-style-number>
      <text:list-level-style-number text:level="3" style:num-suffix="." style:num-format="1">
        <style:list-level-properties text:space-before="1.0895in" text:min-label-width="0.25in" text:list-level-position-and-space-mode="label-alignment">
          <style:list-level-label-alignment text:label-followed-by="listtab" fo:margin-left="1.3395in" fo:text-indent="-0.25in"/>
        </style:list-level-properties>
      </text:list-level-style-number>
      <text:list-level-style-number text:level="4" style:num-suffix="." style:num-format="1">
        <style:list-level-properties text:space-before="1.5361in" text:min-label-width="0.25in" text:list-level-position-and-space-mode="label-alignment">
          <style:list-level-label-alignment text:label-followed-by="listtab" fo:margin-left="1.7861in" fo:text-indent="-0.25in"/>
        </style:list-level-properties>
      </text:list-level-style-number>
      <text:list-level-style-number text:level="5" style:num-suffix="." style:num-format="1">
        <style:list-level-properties text:space-before="1.9826in" text:min-label-width="0.25in" text:list-level-position-and-space-mode="label-alignment">
          <style:list-level-label-alignment text:label-followed-by="listtab" fo:margin-left="2.2326in" fo:text-indent="-0.25in"/>
        </style:list-level-properties>
      </text:list-level-style-number>
      <text:list-level-style-number text:level="6" style:num-suffix="." style:num-format="1">
        <style:list-level-properties text:space-before="2.4291in" text:min-label-width="0.25in" text:list-level-position-and-space-mode="label-alignment">
          <style:list-level-label-alignment text:label-followed-by="listtab" fo:margin-left="2.6791in" fo:text-indent="-0.25in"/>
        </style:list-level-properties>
      </text:list-level-style-number>
      <text:list-level-style-number text:level="7" style:num-suffix="." style:num-format="1">
        <style:list-level-properties text:space-before="2.8756in" text:min-label-width="0.25in" text:list-level-position-and-space-mode="label-alignment">
          <style:list-level-label-alignment text:label-followed-by="listtab" fo:margin-left="3.1256in" fo:text-indent="-0.25in"/>
        </style:list-level-properties>
      </text:list-level-style-number>
      <text:list-level-style-number text:level="8" style:num-suffix="." style:num-format="1">
        <style:list-level-properties text:space-before="3.3222in" text:min-label-width="0.25in" text:list-level-position-and-space-mode="label-alignment">
          <style:list-level-label-alignment text:label-followed-by="listtab" fo:margin-left="3.5722in" fo:text-indent="-0.25in"/>
        </style:list-level-properties>
      </text:list-level-style-number>
      <text:list-level-style-number text:level="9" style:num-suffix="." style:num-format="1">
        <style:list-level-properties text:space-before="3.7687in" text:min-label-width="0.25in" text:list-level-position-and-space-mode="label-alignment">
          <style:list-level-label-alignment text:label-followed-by="listtab" fo:margin-left="4.0187in" fo:text-indent="-0.25in"/>
        </style:list-level-properties>
      </text:list-level-style-number>
    </text:list-style>
    <style:style style:name="WW_CharLFO45LVL1" style:family="text">
      <style:text-properties style:font-name="Wingdings"/>
    </style:style>
    <style:style style:name="WW_CharLFO45LVL2" style:family="text">
      <style:text-properties style:font-name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/>
    </style:style>
    <style:style style:name="WW_CharLFO45LVL9" style:family="text">
      <style:text-properties style:font-name="Wingdings"/>
    </style:style>
    <text:list-style style:name="RTF_Num15" style:display-name="RTF_Num 15">
      <text:list-level-style-bullet text:level="1" text:style-name="WW_CharLFO45LVL1" text:bullet-char="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  <style:text-properties style:font-name="Wingdings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1.5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2" style:parent-style-name="Encabezado" style:family="paragraph">
      <style:text-properties fo:language="es" fo:country="ES"/>
    </style:style>
    <style:style style:name="P3" style:parent-style-name="Piedepágina" style:family="paragraph">
      <style:paragraph-properties fo:text-align="center" fo:margin-right="0.25in"/>
    </style:style>
    <style:style style:name="T4" style:parent-style-name="Fuentedepárrafopredeter." style:family="text">
      <style:text-properties fo:language="es" fo:country="ES"/>
    </style:style>
    <style:style style:name="T5" style:parent-style-name="Fuentedepárrafopredeter." style:family="text">
      <style:text-properties fo:language="es" fo:country="ES"/>
    </style:style>
    <style:style style:name="T6" style:parent-style-name="Fuentedepárrafopredeter." style:family="text">
      <style:text-properties fo:language="es" fo:country="ES"/>
    </style:style>
    <style:style style:name="T7" style:parent-style-name="Fuentedepárrafopredeter." style:family="text">
      <style:text-properties fo:language="es" fo:country="ES"/>
    </style:style>
    <style:style style:name="T8" style:parent-style-name="Fuentedepárrafopredeter." style:family="text">
      <style:text-properties fo:language="es" fo:country="ES"/>
    </style:style>
    <style:style style:name="T9" style:parent-style-name="Fuentedepárrafopredeter." style:family="text">
      <style:text-properties fo:language="es" fo:country="ES"/>
    </style:style>
    <style:style style:name="T10" style:parent-style-name="Númerodepágina" style:family="text">
      <style:text-properties fo:language="es" fo:country="ES"/>
    </style:style>
    <style:style style:name="T11" style:parent-style-name="Númerodepágina" style:family="text">
      <style:text-properties fo:language="es" fo:country="ES"/>
    </style:style>
    <style:style style:name="T12" style:parent-style-name="Númerodepágina" style:family="text">
      <style:text-properties fo:language="es" fo:country="ES"/>
    </style:style>
    <style:style style:name="T13" style:parent-style-name="Númerodepágina" style:family="text">
      <style:text-properties fo:language="es" fo:country="ES"/>
    </style:style>
    <style:style style:name="T14" style:parent-style-name="Númerodepágina" style:family="text">
      <style:text-properties fo:language="es" fo:country="ES"/>
    </style:style>
    <style:style style:family="graphic" style:name="a0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Capítulo<text:s/>03: La<text:s/>alternativa</text:p>
      </style:header>
      <style:footer>
        <text:p text:style-name="P3"><text:span text:style-name="T4"><draw:frame draw:z-index="251659264" draw:id="id0" draw:style-name="a0" draw:name="Cadre1" text:anchor-type="paragraph" svg:x="0in" svg:y="0.00079in" svg:width="0.01597in" svg:height="0.14514in" style:rel-width="scale" style:rel-height="scale"><draw:text-box><text:p text:style-name="Piedepágina"><text:span text:style-name="Númerodepágina"><text:page-number text:fixed="false">1</text:page-number></text:span></text:p></draw:text-box><svg:title/><svg:desc/></draw:frame></text:span><text:span text:style-name="T5">P</text:span><text:span text:style-name="T6">á</text:span><text:span text:style-name="T7">g</text:span><text:span text:style-name="T8">ina</text:span><text:span text:style-name="T9"><text:s/></text:span><text:span text:style-name="T10"><text:page-number text:fixed="false">1</text:page-number></text:span><text:span text:style-name="T11"><text:s/></text:span><text:span text:style-name="T12">de</text:span><text:span text:style-name="T13"><text:s/></text:span><text:span text:style-name="T14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olution de l'exercice 03 : Remise ; Chapitre 03 : L'alternative</dc:title>
    <dc:subject>Algorithmique — Raisonner pour concevoir ; 2nde Édition</dc:subject>
    <meta:initial-creator>Christophe HARO</meta:initial-creator>
    <dc:creator>Beatriz Goyanes</dc:creator>
    <meta:creation-date>2014-12-19T14:36:00Z</meta:creation-date>
    <dc:date>2021-06-08T16:02:00Z</dc:date>
    <meta:template xlink:href="Writer_technique.ott" xlink:type="simple"/>
    <meta:editing-cycles>8</meta:editing-cycles>
    <meta:editing-duration>PT222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92" meta:character-count="1246" meta:row-count="8" meta:non-whitespace-character-count="1056"/>
  </office:meta>
</office:document-meta>
</file>